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mm" fo:margin-left="0mm" fo:margin-right="0.09mm" table:align="margins"/>
    </style:style>
    <style:style style:name="Table24.A" style:family="table-column">
      <style:table-column-properties style:column-width="69.99mm" style:rel-column-width="26995*"/>
    </style:style>
    <style:style style:name="Table24.B" style:family="table-column">
      <style:table-column-properties style:column-width="99.92mm" style:rel-column-width="38540*"/>
    </style:style>
    <style:style style:name="Table24.A1" style:family="table-cell">
      <style:table-cell-properties fo:padding="0.97mm" fo:border-left="none" fo:border-right="none" fo:border-top="0.35mm solid #000000" fo:border-bottom="0.35mm solid #000000"/>
    </style:style>
    <style:style style:name="Table24.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27.71mm"/>
    </style:style>
    <style:style style:name="Table2.C" style:family="table-column">
      <style:table-column-properties style:column-width="30.13mm"/>
    </style:style>
    <style:style style:name="Table2.D" style:family="table-column">
      <style:table-column-properties style:column-width="60.06mm"/>
    </style:style>
    <style:style style:name="Table2.E" style:family="table-column">
      <style:table-column-properties style:column-width="30.27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27.64mm"/>
    </style:style>
    <style:style style:name="Table11.C" style:family="table-column">
      <style:table-column-properties style:column-width="29.99mm"/>
    </style:style>
    <style:style style:name="Table11.D" style:family="table-column">
      <style:table-column-properties style:column-width="60.27mm"/>
    </style:style>
    <style:style style:name="Table11.E" style:family="table-column">
      <style:table-column-properties style:column-width="30.27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1.6" style:family="table-row">
      <style:table-row-properties style:min-row-height="9.97mm"/>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27.43mm"/>
    </style:style>
    <style:style style:name="Table3.C" style:family="table-column">
      <style:table-column-properties style:column-width="29.99mm"/>
    </style:style>
    <style:style style:name="Table3.D" style:family="table-column">
      <style:table-column-properties style:column-width="60.66mm"/>
    </style:style>
    <style:style style:name="Table3.E" style:family="table-column">
      <style:table-column-properties style:column-width="30.09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27.2mm"/>
    </style:style>
    <style:style style:name="Table4.C" style:family="table-column">
      <style:table-column-properties style:column-width="29.99mm"/>
    </style:style>
    <style:style style:name="Table4.D" style:family="table-column">
      <style:table-column-properties style:column-width="60.89mm"/>
    </style:style>
    <style:style style:name="Table4.E" style:family="table-column">
      <style:table-column-properties style:column-width="30.09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26.99mm"/>
    </style:style>
    <style:style style:name="Table5.C" style:family="table-column">
      <style:table-column-properties style:column-width="29.99mm"/>
    </style:style>
    <style:style style:name="Table5.D" style:family="table-column">
      <style:table-column-properties style:column-width="61.07mm"/>
    </style:style>
    <style:style style:name="Table5.E" style:family="table-column">
      <style:table-column-properties style:column-width="30.13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26.76mm"/>
    </style:style>
    <style:style style:name="Table6.C" style:family="table-column">
      <style:table-column-properties style:column-width="29.99mm"/>
    </style:style>
    <style:style style:name="Table6.D" style:family="table-column">
      <style:table-column-properties style:column-width="61.08mm"/>
    </style:style>
    <style:style style:name="Table6.E" style:family="table-column">
      <style:table-column-properties style:column-width="30.3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26.67mm"/>
    </style:style>
    <style:style style:name="Table7.C" style:family="table-column">
      <style:table-column-properties style:column-width="29.9mm"/>
    </style:style>
    <style:style style:name="Table7.D" style:family="table-column">
      <style:table-column-properties style:column-width="61.12mm"/>
    </style:style>
    <style:style style:name="Table7.E" style:family="table-column">
      <style:table-column-properties style:column-width="30.48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26.67mm"/>
    </style:style>
    <style:style style:name="Table8.C" style:family="table-column">
      <style:table-column-properties style:column-width="29.9mm"/>
    </style:style>
    <style:style style:name="Table8.D" style:family="table-column">
      <style:table-column-properties style:column-width="61.12mm"/>
    </style:style>
    <style:style style:name="Table8.E" style:family="table-column">
      <style:table-column-properties style:column-width="30.48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26.6mm"/>
    </style:style>
    <style:style style:name="Table165.C" style:family="table-column">
      <style:table-column-properties style:column-width="29.83mm"/>
    </style:style>
    <style:style style:name="Table165.D" style:family="table-column">
      <style:table-column-properties style:column-width="61.33mm"/>
    </style:style>
    <style:style style:name="Table165.E" style:family="table-column">
      <style:table-column-properties style:column-width="30.41mm"/>
    </style:style>
    <style:style style:name="Table165.A1" style:family="table-cell">
      <style:table-cell-properties fo:padding="0.97mm" fo:border="none"/>
    </style:style>
    <style:style style:name="Table165.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26.6mm"/>
    </style:style>
    <style:style style:name="Table15.C" style:family="table-column">
      <style:table-column-properties style:column-width="29.83mm"/>
    </style:style>
    <style:style style:name="Table15.D" style:family="table-column">
      <style:table-column-properties style:column-width="61.33mm"/>
    </style:style>
    <style:style style:name="Table15.E" style:family="table-column">
      <style:table-column-properties style:column-width="30.41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6.6mm"/>
    </style:style>
    <style:style style:name="Table9.C" style:family="table-column">
      <style:table-column-properties style:column-width="30.06mm"/>
    </style:style>
    <style:style style:name="Table9.D" style:family="table-column">
      <style:table-column-properties style:column-width="61.1mm"/>
    </style:style>
    <style:style style:name="Table9.E" style:family="table-column">
      <style:table-column-properties style:column-width="30.4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6.85mm"/>
    </style:style>
    <style:style style:name="Table10.C" style:family="table-column">
      <style:table-column-properties style:column-width="30.06mm"/>
    </style:style>
    <style:style style:name="Table10.D" style:family="table-column">
      <style:table-column-properties style:column-width="61.1mm"/>
    </style:style>
    <style:style style:name="Table10.E" style:family="table-column">
      <style:table-column-properties style:column-width="30.16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26.6mm"/>
    </style:style>
    <style:style style:name="Table18.C" style:family="table-column">
      <style:table-column-properties style:column-width="30.06mm"/>
    </style:style>
    <style:style style:name="Table18.D" style:family="table-column">
      <style:table-column-properties style:column-width="61.1mm"/>
    </style:style>
    <style:style style:name="Table18.E" style:family="table-column">
      <style:table-column-properties style:column-width="30.41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26.85mm"/>
    </style:style>
    <style:style style:name="Table14.C" style:family="table-column">
      <style:table-column-properties style:column-width="30.06mm"/>
    </style:style>
    <style:style style:name="Table14.D" style:family="table-column">
      <style:table-column-properties style:column-width="61.1mm"/>
    </style:style>
    <style:style style:name="Table14.E" style:family="table-column">
      <style:table-column-properties style:column-width="30.16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27.08mm"/>
    </style:style>
    <style:style style:name="Table1.C" style:family="table-column">
      <style:table-column-properties style:column-width="30.07mm"/>
    </style:style>
    <style:style style:name="Table1.D" style:family="table-column">
      <style:table-column-properties style:column-width="61.08mm"/>
    </style:style>
    <style:style style:name="Table1.E" style:family="table-column">
      <style:table-column-properties style:column-width="29.93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26.99mm"/>
    </style:style>
    <style:style style:name="Table12.C" style:family="table-column">
      <style:table-column-properties style:column-width="29.99mm"/>
    </style:style>
    <style:style style:name="Table12.D" style:family="table-column">
      <style:table-column-properties style:column-width="61.07mm"/>
    </style:style>
    <style:style style:name="Table12.E" style:family="table-column">
      <style:table-column-properties style:column-width="30.13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27.08mm"/>
    </style:style>
    <style:style style:name="Table17.C" style:family="table-column">
      <style:table-column-properties style:column-width="30.07mm"/>
    </style:style>
    <style:style style:name="Table17.D" style:family="table-column">
      <style:table-column-properties style:column-width="61.08mm"/>
    </style:style>
    <style:style style:name="Table17.E" style:family="table-column">
      <style:table-column-properties style:column-width="29.93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normal"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text-properties fo:background-color="#fff200"/>
    </style:style>
    <style:style style:name="P8" style:family="paragraph" style:parent-style-name="Standard">
      <style:paragraph-properties fo:text-align="center" style:justify-single-word="false"/>
      <style:text-properties fo:background-color="#ffff00"/>
    </style:style>
    <style:style style:name="P9" style:family="paragraph" style:parent-style-name="Default_5f_ntt">
      <style:text-properties fo:language="en" fo:country="US"/>
    </style:style>
    <style:style style:name="P10" style:family="paragraph" style:parent-style-name="Default_5f_ntt">
      <style:text-properties fo:background-color="#fff200"/>
    </style:style>
    <style:style style:name="P11" style:family="paragraph" style:parent-style-name="scpi3">
      <style:paragraph-properties fo:margin-left="0mm" fo:margin-right="0mm" fo:text-indent="0mm" style:auto-text-indent="false"/>
    </style:style>
    <style:style style:name="P12" style:family="paragraph" style:parent-style-name="Standard">
      <style:paragraph-properties fo:margin-left="0mm" fo:margin-right="0mm" fo:text-indent="0mm" style:auto-text-indent="false"/>
    </style:style>
    <style:style style:name="P13" style:family="paragraph" style:parent-style-name="scpi2">
      <style:text-properties fo:background-color="transparent"/>
    </style:style>
    <style:style style:name="P14" style:family="paragraph" style:parent-style-name="scpi1">
      <style:text-properties fo:background-color="transparent"/>
    </style:style>
    <style:style style:name="P15" style:family="paragraph" style:parent-style-name="cmd_5f_code">
      <style:text-properties style:font-name="Courier New" fo:font-size="10.5pt"/>
    </style:style>
    <style:style style:name="P16" style:family="paragraph" style:parent-style-name="cmd_5f_code">
      <style:text-properties style:font-name="Courier New" fo:font-size="10.5pt" fo:language="en" fo:country="US"/>
    </style:style>
    <style:style style:name="P17" style:family="paragraph" style:parent-style-name="cmd_5f_code">
      <style:text-properties fo:language="en" fo:country="US"/>
    </style:style>
    <style:style style:name="P18"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P19" style:family="paragraph" style:parent-style-name="Heading_20_2" style:master-page-name="First_20_Page">
      <style:paragraph-properties style:page-number="auto"/>
    </style:style>
    <style:style style:name="P2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style:font-name="Courier New" fo:font-size="10.5pt"/>
    </style:style>
    <style:style style:name="T2" style:family="text">
      <style:text-properties style:font-name="Courier New" fo:font-size="10.5pt" fo:language="en" fo:country="US"/>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6" style:family="text">
      <style:text-properties fo:font-size="10.5pt" fo:font-weight="normal"/>
    </style:style>
    <style:style style:name="T7" style:family="text">
      <style:text-properties fo:language="en" fo:country="US"/>
    </style:style>
    <style:style style:name="T8" style:family="text">
      <style:text-properties style:use-window-font-color="tru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595279337564323786" text:style-name="Outline">
        <text:list-item>
          <text:list>
            <text:list-item>
              <text:h text:style-name="P19" text:outline-level="2"><text:bookmark text:name="_mmemory"/>MMEMory</text:h>
            </text:list-item>
          </text:list>
        </text:list-item>
      </text:list>
      <text:p text:style-name="Standard">The MMEMory commands are used to store, read or delete file in the PSU’s SD card. It can also query SD card information. In addition it is used for storing and recalling values used by [SOURce[&lt;n&gt;]]:LIST subsystem. File and directory (folder) names cannot contain the following characters:\ / : * ? " &lt; &gt; |</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MMEMory</text:p>
          </table:table-cell>
          <table:table-cell table:style-name="Table24.A2" office:value-type="string">
            <text:p text:style-name="Standard"/>
          </table:table-cell>
        </table:table-row>
        <table:table-row>
          <table:table-cell table:style-name="Table24.A2" office:value-type="string">
            <text:p text:style-name="scpi1"><text:a xlink:type="simple" xlink:href="#mmem_cat" text:style-name="Internet_20_link" text:visited-style-name="Visited_20_Internet_20_Link">:CATalog [&lt;directory&gt;]</text:a></text:p>
          </table:table-cell>
          <table:table-cell table:style-name="Table24.A2" office:value-type="string">
            <text:p text:style-name="Standard">Returns a list of items in the specified directory (folder)</text:p>
          </table:table-cell>
        </table:table-row>
        <table:table-row>
          <table:table-cell table:style-name="Table24.A2" office:value-type="string">
            <text:p text:style-name="scpi2"><text:a xlink:type="simple" xlink:href="#mmem_cat_len" text:style-name="Internet_20_link" text:visited-style-name="Visited_20_Internet_20_Link">:LENgth [&lt;directory&gt;]</text:a></text:p>
          </table:table-cell>
          <table:table-cell table:style-name="Table24.A2" office:value-type="string">
            <text:p text:style-name="Standard">Returns the number of items in the specified directory</text:p>
          </table:table-cell>
        </table:table-row>
        <table:table-row>
          <table:table-cell table:style-name="Table24.A2" office:value-type="string">
            <text:p text:style-name="scpi1"><text:a xlink:type="simple" xlink:href="#mmem_cdir" text:style-name="Internet_20_link" text:visited-style-name="Visited_20_Internet_20_Link">:CDIRectory {&lt;directory&gt;}</text:a></text:p>
          </table:table-cell>
          <table:table-cell table:style-name="Table24.A2" office:value-type="string">
            <text:p text:style-name="Standard">Changes the current directory</text:p>
          </table:table-cell>
        </table:table-row>
        <table:table-row>
          <table:table-cell table:style-name="Table24.A2" office:value-type="string">
            <text:p text:style-name="scpi1"><text:a xlink:type="simple" xlink:href="#mmem_copy" text:style-name="Internet_20_link" text:visited-style-name="Visited_20_Internet_20_Link">:COPY {&lt;source&gt;}, {&lt;destination&gt;}</text:a></text:p>
          </table:table-cell>
          <table:table-cell table:style-name="Table24.A2" office:value-type="string">
            <text:p text:style-name="P11">Copies &lt;source&gt; to &lt;destination&gt;</text:p>
          </table:table-cell>
        </table:table-row>
        <table:table-row>
          <table:table-cell table:style-name="Table24.A2" office:value-type="string">
            <text:p text:style-name="scpi1"><text:a xlink:type="simple" xlink:href="#mmem_date" text:style-name="Internet_20_link" text:visited-style-name="Visited_20_Internet_20_Link">:DATE? {&lt;filename&gt;}</text:a></text:p>
          </table:table-cell>
          <table:table-cell table:style-name="Table24.A2" office:value-type="string">
            <text:p text:style-name="Standard">Returns date that the specified file was last saved</text:p>
          </table:table-cell>
        </table:table-row>
        <table:table-row>
          <table:table-cell table:style-name="Table24.A2" office:value-type="string">
            <text:p text:style-name="scpi1"><text:a xlink:type="simple" xlink:href="#mmem_del" text:style-name="Internet_20_link" text:visited-style-name="Visited_20_Internet_20_Link">:DELete {&lt;filename&gt;}</text:a></text:p>
          </table:table-cell>
          <table:table-cell table:style-name="Table24.A2" office:value-type="string">
            <text:p text:style-name="Standard">Deletes an existing file</text:p>
          </table:table-cell>
        </table:table-row>
        <table:table-row>
          <table:table-cell table:style-name="Table24.A2" office:value-type="string">
            <text:p text:style-name="P14">:DOWNload</text:p>
          </table:table-cell>
          <table:table-cell table:style-name="Table24.A2" office:value-type="string">
            <text:p text:style-name="P11"/>
          </table:table-cell>
        </table:table-row>
        <table:table-row>
          <table:table-cell table:style-name="Table24.A2" office:value-type="string">
            <text:p text:style-name="P13"><text:a xlink:type="simple" xlink:href="#mmem_down_data" text:style-name="Internet_20_link" text:visited-style-name="Visited_20_Internet_20_Link">:DATA {#&lt;length&gt;,&lt;encoding&gt;,&lt;block&gt;}</text:a></text:p>
          </table:table-cell>
          <table:table-cell table:style-name="Table24.A2" office:value-type="string">
            <text:p text:style-name="Standard">Downloads data from the host computer</text:p>
          </table:table-cell>
        </table:table-row>
        <table:table-row>
          <table:table-cell table:style-name="Table24.A2" office:value-type="string">
            <text:p text:style-name="P13"><text:a xlink:type="simple" xlink:href="#mmem_down_fnam" text:style-name="Internet_20_link" text:visited-style-name="Visited_20_Internet_20_Link">:FNAMe {&lt;filename&gt;}</text:a></text:p>
          </table:table-cell>
          <table:table-cell table:style-name="Table24.A2" office:value-type="string">
            <text:p text:style-name="Standard">Creates or opens the specified filename for download data</text:p>
          </table:table-cell>
        </table:table-row>
        <table:table-row>
          <table:table-cell table:style-name="Table24.A2" office:value-type="string">
            <text:p text:style-name="scpi1">:LOAD</text:p>
          </table:table-cell>
          <table:table-cell table:style-name="Table24.A2" office:value-type="string">
            <text:p text:style-name="Standard"/>
          </table:table-cell>
        </table:table-row>
        <table:table-row>
          <table:table-cell table:style-name="Table24.A2" office:value-type="string">
            <text:p text:style-name="scpi2"><text:a xlink:type="simple" xlink:href="#mmem_load_list" text:style-name="Internet_20_link" text:visited-style-name="Visited_20_Internet_20_Link">:LIST[&lt;n&gt;] {&lt;filename&gt;}</text:a></text:p>
          </table:table-cell>
          <table:table-cell table:style-name="Table24.A2" office:value-type="string">
            <text:p text:style-name="P11">Loads stored LIST to the specified channel</text:p>
          </table:table-cell>
        </table:table-row>
        <table:table-row>
          <table:table-cell table:style-name="Table24.A2" office:value-type="string">
            <text:p text:style-name="scpi2"><text:a xlink:type="simple" xlink:href="#mmem_load_stat" text:style-name="Internet_20_link" text:visited-style-name="Visited_20_Internet_20_Link">:STATe {&lt;filename&gt;}</text:a></text:p>
          </table:table-cell>
          <table:table-cell table:style-name="Table24.A2" office:value-type="string">
            <text:p text:style-name="P11">Loads the instrument setup</text:p>
          </table:table-cell>
        </table:table-row>
        <table:table-row>
          <table:table-cell table:style-name="Table24.A2" office:value-type="string">
            <text:p text:style-name="scpi1"><text:a xlink:type="simple" xlink:href="#mmem_lock" text:style-name="Internet_20_link" text:visited-style-name="Visited_20_Internet_20_Link">:LOCK {&lt;password&gt;}</text:a></text:p>
          </table:table-cell>
          <table:table-cell table:style-name="Table24.A2" office:value-type="string">
            <text:p text:style-name="Standard">Sets write protection</text:p>
          </table:table-cell>
        </table:table-row>
        <table:table-row>
          <table:table-cell table:style-name="Table24.A2" office:value-type="string">
            <text:p text:style-name="scpi1"><text:a xlink:type="simple" xlink:href="#mmem_mdir" text:style-name="Internet_20_link" text:visited-style-name="Visited_20_Internet_20_Link">:MDIRectory {&lt;directory&gt;}</text:a></text:p>
          </table:table-cell>
          <table:table-cell table:style-name="Table24.A2" office:value-type="string">
            <text:p text:style-name="P11">Makes a new directory</text:p>
          </table:table-cell>
        </table:table-row>
        <table:table-row>
          <table:table-cell table:style-name="Table24.A2" office:value-type="string">
            <text:p text:style-name="scpi1"><text:a xlink:type="simple" xlink:href="#mmem_move" text:style-name="Internet_20_link" text:visited-style-name="Visited_20_Internet_20_Link">:MOVE {&lt;source&gt;}, {&lt;destination&gt;}</text:a></text:p>
          </table:table-cell>
          <table:table-cell table:style-name="Table24.A2" office:value-type="string">
            <text:p text:style-name="P11">Moves or renames &lt;source&gt; to &lt;destination&gt;</text:p>
          </table:table-cell>
        </table:table-row>
        <table:table-row>
          <table:table-cell table:style-name="Table24.A2" office:value-type="string">
            <text:p text:style-name="scpi1"><text:a xlink:type="simple" xlink:href="#mmem_rdir" text:style-name="Internet_20_link" text:visited-style-name="Visited_20_Internet_20_Link">:RDIRectory {&lt;directory&gt;}</text:a></text:p>
          </table:table-cell>
          <table:table-cell table:style-name="Table24.A2" office:value-type="string">
            <text:p text:style-name="P11">Removes the specified directory</text:p>
          </table:table-cell>
        </table:table-row>
        <table:table-row>
          <table:table-cell table:style-name="Table24.A2" office:value-type="string">
            <text:p text:style-name="scpi1">:STORe</text:p>
          </table:table-cell>
          <table:table-cell table:style-name="Table24.A2" office:value-type="string">
            <text:p text:style-name="P11"/>
          </table:table-cell>
        </table:table-row>
        <table:table-row>
          <table:table-cell table:style-name="Table24.A2" office:value-type="string">
            <text:p text:style-name="scpi2"><text:a xlink:type="simple" xlink:href="#mmem_stor_list" text:style-name="Internet_20_link" text:visited-style-name="Visited_20_Internet_20_Link">:LIST[&lt;n&gt;] {&lt;filename&gt;}</text:a></text:p>
          </table:table-cell>
          <table:table-cell table:style-name="Table24.A2" office:value-type="string">
            <text:p text:style-name="P11">Saves specified channel LIST </text:p>
          </table:table-cell>
        </table:table-row>
        <table:table-row>
          <table:table-cell table:style-name="Table24.A2" office:value-type="string">
            <text:p text:style-name="scpi2"><text:a xlink:type="simple" xlink:href="#mmem_stor_stat" text:style-name="Internet_20_link" text:visited-style-name="Visited_20_Internet_20_Link">:STATe {&lt;filename&gt;}</text:a></text:p>
          </table:table-cell>
          <table:table-cell table:style-name="Table24.A2" office:value-type="string">
            <text:p text:style-name="P11">Saves the instrument setup</text:p>
          </table:table-cell>
        </table:table-row>
        <table:table-row>
          <table:table-cell table:style-name="Table24.A2" office:value-type="string">
            <text:p text:style-name="P14"><text:a xlink:type="simple" xlink:href="#mmem_time" text:style-name="Internet_20_link" text:visited-style-name="Visited_20_Internet_20_Link">:TIME? {&lt;filename&gt;}</text:a></text:p>
          </table:table-cell>
          <table:table-cell table:style-name="Table24.A2" office:value-type="string">
            <text:p text:style-name="P12">Returns time that the specified file was last saved</text:p>
          </table:table-cell>
        </table:table-row>
        <table:table-row>
          <table:table-cell table:style-name="Table24.A2" office:value-type="string">
            <text:p text:style-name="scpi1"><text:a xlink:type="simple" xlink:href="#mmem_unl" text:style-name="Internet_20_link" text:visited-style-name="Visited_20_Internet_20_Link">:UNLock {&lt;password&gt;}</text:a></text:p>
          </table:table-cell>
          <table:table-cell table:style-name="Table24.A2" office:value-type="string">
            <text:p text:style-name="P11">Clears write protection</text:p>
          </table:table-cell>
        </table:table-row>
        <table:table-row>
          <table:table-cell table:style-name="Table24.A2" office:value-type="string">
            <text:p text:style-name="P14"><text:a xlink:type="simple" xlink:href="#mmem_upl" text:style-name="Internet_20_link" text:visited-style-name="Visited_20_Internet_20_Link">:UPLoad? {&lt;filename&gt;}</text:a></text:p>
          </table:table-cell>
          <table:table-cell table:style-name="Table24.A2" office:value-type="string">
            <text:p text:style-name="P11">Uploads data to the host computer</text:p>
          </table:table-cell>
        </table:table-row>
      </table:table>
      <text:list xml:id="list821162813" text:continue-numbering="true" text:style-name="Outline">
        <text:list-item>
          <text:list>
            <text:list-item>
              <text:list>
                <text:list-item>
                  <text:h text:style-name="P18" text:outline-level="3"><text:bookmark text:name="mmem_cat"/>MMEMory:CATalog</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MMEMory:CATalog? [&lt;directory&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Standard">Returns the SD card usage and availability. Also returns the list of files and directories (folders) names, types and sizes in the current or specified directory. Number of items (files/directories) corresponds to the value returned by the MMEMory:CATalog:LENgth? command. </text:p>
            <text:p text:style-name="Standard"/>
            <text:p text:style-name="Standard">To read out the information in the root directory (folder), specify "\" (backslash) or "/". If &lt;directory&gt; is not set, this function is applied to the current directory. If directory=&lt;path&gt;, this function is applied to &lt;current directory&gt;\&lt;path&gt;.</text:p>
            <text:p text:style-name="Standard"/>
            <text:p text:style-name="Standard">Error occurs if the specified directory does not exist or is set to hidden or system.</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irectory&gt;</text:p>
          </table:table-cell>
          <table:table-cell table:style-name="Table2.A1" office:value-type="string">
            <text:p text:style-name="P5">Quoted string</text:p>
          </table:table-cell>
          <table:table-cell table:style-name="Table2.A1" office:value-type="string">
            <text:p text:style-name="P6">Directory name, either / (slash) or \ (backslash) can be used as the path separator. 1 to 255 characters</text:p>
          </table:table-cell>
          <table:table-cell table:style-name="Table2.A1" office:value-type="string">
            <text:p text:style-name="P5">–</text:p>
          </table:table-cell>
        </table:table-row>
        <text:soft-page-break/>
        <table:table-row>
          <table:table-cell table:style-name="Table2.A1" office:value-type="string">
            <text:p text:style-name="P4">Return</text:p>
          </table:table-cell>
          <table:table-cell table:style-name="Table2.A1" table:number-columns-spanned="4" office:value-type="string">
            <text:p text:style-name="Standard">Returns &lt;UsedMemory&gt;, &lt;FreeMemory&gt;, &lt;FileList&gt; where:</text:p>
            <text:list xml:id="list528966079583483211" text:style-name="List_20_1">
              <text:list-item>
                <text:p text:style-name="List_20_1_20_Start">UsedMemory – total amount of storage currently used in the directory in bytes,</text:p>
              </text:list-item>
              <text:list-item>
                <text:p text:style-name="List_20_1_20_Cont.">FreeMemory – total amount of storage available in the directory, in bytes) and </text:p>
              </text:list-item>
              <text:list-item>
                <text:p text:style-name="List_20_1_20_End">FileList – all files in the directory as list of comma delimited quoted strings of &lt;filename&gt;, &lt;filetype&gt; and &lt;filesize&gt;. </text:p>
              </text:list-item>
            </text:list>
            <text:p text:style-name="Standard">The following file types are supported:</text:p>
            <text:list xml:id="list2057970507" text:continue-numbering="true" text:style-name="List_20_1">
              <text:list-item>
                <text:p text:style-name="List_20_1_20_Start">ASC – textual data</text:p>
              </text:list-item>
              <text:list-item>
                <text:p text:style-name="List_20_1_20_Cont.">BIN – binary data</text:p>
              </text:list-item>
              <text:list-item>
                <text:p text:style-name="List_20_1_20_Cont.">FOLD – directory (folder)</text:p>
              </text:list-item>
              <text:list-item>
                <text:p text:style-name="List_20_1_20_Cont.">STAT – instrument (setting) state or user profiles (file extension .conf)</text:p>
              </text:list-item>
              <text:list-item>
                <text:p text:style-name="List_20_1_20_End">TRAC – trace (display) or logged data (file extension .list)</text:p>
              </text:list-item>
            </text:list>
            <text:p text:style-name="Standard">Files stored on the SD card are organized in the following directories tree:</text:p>
            <text:p text:style-name="Standard"/>
            <text:p text:style-name="Standard"><office:annotation><dc:creator>Denis Kotlar</dc:creator><dc:date>2017-10-01T10:35:01</dc:date><text:p text:style-name="P20"><text:span text:style-name="T8">Add tree structure here for system settings, user profiles, event log, logged data (one folder per channel), lists, user area where user can copy/move/backup generated files or upload from PC, etc. </text:span></text:p></office:annotation>\</text:p>
            <text:p text:style-name="Standard">\</text:p>
            <text:p text:style-name="Standard">\</text:p>
            <text:p text:style-name="P7">Many vendors use “drive letter” for various media like USB: or INT:</text:p>
            <text:p text:style-name="P7">Maybe we should use INT: (internal) for SD card.</text:p>
          </table:table-cell>
          <table:covered-table-cell/>
          <table:covered-table-cell/>
          <table:covered-table-cell/>
        </table:table-row>
        <table:table-row>
          <table:table-cell table:style-name="Table2.A1" office:value-type="string">
            <text:p text:style-name="P9"><text:span text:style-name="T3">Usage</text:span><text:span text:style-name="T4"> </text:span><text:span text:style-name="T3">example</text:span></text:p>
          </table:table-cell>
          <table:table-cell table:style-name="Table2.A1" table:number-columns-spanned="4" office:value-type="string">
            <text:p text:style-name="cmd_5f_code">MMEM:CAT? "USER\TEST"</text:p>
            <text:p text:style-name="cmd_5f_code_20_Start">450440512,5000133440,"test.001,BIN,33400","test.002,BIN,1203","old_test1,BIN,440550","\OLD,FOLD,12450","\old2,FOLD,4450036"</text:p>
            <text:p text:style-name="cmd_5f_code"/>
            <text:p text:style-name="cmd_5f_code">MMEMCAT? "USER\TEST\test*"</text:p>
            <text:p text:style-name="cmd_5f_code_20_Start">450440512,5000133440,"test.001,BIN,33400","test.002,BIN,1203"</text:p>
          </table:table-cell>
          <table:covered-table-cell/>
          <table:covered-table-cell/>
          <table:covered-table-cell/>
        </table:table-row>
        <table:table-row>
          <table:table-cell table:style-name="Table2.A1" office:value-type="string">
            <text:p text:style-name="P9">Errors</text:p>
          </table:table-cell>
          <table:table-cell table:style-name="Table2.A1" table:number-columns-spanned="4" office:value-type="string">
            <text:p text:style-name="cmd_5f_code">-250,"Mass storage error<text:span text:style-name="T1">"</text:span></text:p>
            <text:p text:style-name="cmd_5f_code">-251,"Missing mass storage<text:span text:style-name="T1">"</text:span></text:p>
            <text:p text:style-name="cmd_5f_code">-252,"Missing media<text:span text:style-name="T1">"</text:span></text:p>
            <text:p text:style-name="cmd_5f_code">-256,"File name not found<text:span text:style-name="T1">"</text:span></text:p>
          </table:table-cell>
          <table:covered-table-cell/>
          <table:covered-table-cell/>
          <table:covered-table-cell/>
        </table:table-row>
        <table:table-row>
          <table:table-cell table:style-name="Table2.A1" office:value-type="string">
            <text:p text:style-name="P9">Related Commands</text:p>
          </table:table-cell>
          <table:table-cell table:style-name="Table2.A1" table:number-columns-spanned="4" office:value-type="string">
            <text:p text:style-name="P1">MMEMory:CATalog:LENgth?</text:p>
            <text:p text:style-name="P1">MMEMory:DATE?</text:p>
            <text:p text:style-name="P1">MMEMory:TIME?</text:p>
          </table:table-cell>
          <table:covered-table-cell/>
          <table:covered-table-cell/>
          <table:covered-table-cell/>
        </table:table-row>
      </table:table>
      <text:list xml:id="list244840830" text:continue-list="list821162813" text:style-name="Outline">
        <text:list-item>
          <text:list>
            <text:list-item>
              <text:list>
                <text:list-item>
                  <text:h text:style-name="P18" text:outline-level="3"><text:bookmark text:name="mmem_cat_len"/>MMEMory:CATalog:LENgth</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Syntax</text:p>
          </table:table-cell>
          <table:table-cell table:style-name="Table11.A1" table:number-columns-spanned="4" office:value-type="string">
            <text:p text:style-name="cmd_5f_root">MMEMory:CATalog:LENgth? [&lt;directory&gt;]</text:p>
          </table:table-cell>
          <table:covered-table-cell/>
          <table:covered-table-cell/>
          <table:covered-table-cell/>
        </table:table-row>
        <table:table-row>
          <table:table-cell table:style-name="Table11.A1" office:value-type="string">
            <text:p text:style-name="P2">Description</text:p>
          </table:table-cell>
          <table:table-cell table:style-name="Table11.A1" table:number-columns-spanned="4" office:value-type="string">
            <text:p text:style-name="Standard">This command returns the number of items in the current or specified directory (folder). The result corresponds to the number of files returned by the MMEMory:CATalog? command.</text:p>
          </table:table-cell>
          <table:covered-table-cell/>
          <table:covered-table-cell/>
          <table:covered-table-cell/>
        </table:table-row>
        <table:table-row>
          <table:table-cell table:style-name="Table11.A1" table:number-rows-spanned="2" office:value-type="string">
            <text:p text:style-name="P1">Parameters</text:p>
          </table:table-cell>
          <table:table-cell table:style-name="Table11.B3" office:value-type="string">
            <text:p text:style-name="P3">Name</text:p>
          </table:table-cell>
          <table:table-cell table:style-name="Table11.B3" office:value-type="string">
            <text:p text:style-name="P3">Type</text:p>
          </table:table-cell>
          <table:table-cell table:style-name="Table11.B3" office:value-type="string">
            <text:p text:style-name="P3">Range</text:p>
          </table:table-cell>
          <table:table-cell table:style-name="Table11.B3" office:value-type="string">
            <text:p text:style-name="P3">Default</text:p>
          </table:table-cell>
        </table:table-row>
        <table:table-row>
          <table:covered-table-cell/>
          <table:table-cell table:style-name="Table11.A1" office:value-type="string">
            <text:p text:style-name="Standard">&lt;directory&gt;</text:p>
          </table:table-cell>
          <table:table-cell table:style-name="Table11.A1" office:value-type="string">
            <text:p text:style-name="P5">Quoted string</text:p>
          </table:table-cell>
          <table:table-cell table:style-name="Table11.A1" office:value-type="string">
            <text:p text:style-name="P6">Directory name, either / (slash) or \ (backslash) can be used as the path separator. 1 to 255 characters</text:p>
          </table:table-cell>
          <table:table-cell table:style-name="Table11.A1" office:value-type="string">
            <text:p text:style-name="P5">–</text:p>
          </table:table-cell>
        </table:table-row>
        <table:table-row>
          <table:table-cell table:style-name="Table11.A1" office:value-type="string">
            <text:p text:style-name="P4">Return</text:p>
          </table:table-cell>
          <table:table-cell table:style-name="Table11.A1" table:number-columns-spanned="4" office:value-type="string">
            <text:p text:style-name="Standard">The query command returns number (NR1) of items (files and directories).</text:p>
          </table:table-cell>
          <table:covered-table-cell/>
          <table:covered-table-cell/>
          <table:covered-table-cell/>
        </table:table-row>
        <table:table-row table:style-name="Table11.6">
          <table:table-cell table:style-name="Table11.A1" office:value-type="string">
            <text:p text:style-name="P9"><text:span text:style-name="T3">Usage</text:span><text:span text:style-name="T4"> </text:span><text:span text:style-name="T3">example</text:span></text:p>
          </table:table-cell>
          <table:table-cell table:style-name="Table11.A1" table:number-columns-spanned="4" office:value-type="string">
            <text:p text:style-name="cmd_5f_code">MMEM:CAT? "USER\TEST"</text:p>
            <text:p text:style-name="cmd_5f_code_20_Start">5</text:p>
          </table:table-cell>
          <table:covered-table-cell/>
          <table:covered-table-cell/>
          <table:covered-table-cell/>
        </table:table-row>
        <table:table-row>
          <table:table-cell table:style-name="Table11.A1" office:value-type="string">
            <text:p text:style-name="P9">Errors</text:p>
          </table:table-cell>
          <table:table-cell table:style-name="Table11.A1" table:number-columns-spanned="4" office:value-type="string">
            <text:p text:style-name="P17">-256,"File name not found<text:span text:style-name="T1">"</text:span></text:p>
          </table:table-cell>
          <table:covered-table-cell/>
          <table:covered-table-cell/>
          <table:covered-table-cell/>
        </table:table-row>
        <table:table-row>
          <table:table-cell table:style-name="Table11.A1" office:value-type="string">
            <text:p text:style-name="P9">Related Commands</text:p>
          </table:table-cell>
          <table:table-cell table:style-name="Table11.A1" table:number-columns-spanned="4" office:value-type="string">
            <text:p text:style-name="P1">MMEMory:CATalog?</text:p>
          </table:table-cell>
          <table:covered-table-cell/>
          <table:covered-table-cell/>
          <table:covered-table-cell/>
        </table:table-row>
      </table:table>
      <text:list xml:id="list1279252148" text:continue-numbering="true" text:style-name="Outline">
        <text:list-item>
          <text:list>
            <text:list-item>
              <text:list>
                <text:list-item>
                  <text:h text:style-name="P18" text:outline-level="3"><text:bookmark text:name="mmem_cdir"/><text:soft-page-break/>MMEMory:CDIRectory</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Syntax</text:p>
          </table:table-cell>
          <table:table-cell table:style-name="Table3.A1" table:number-columns-spanned="4" office:value-type="string">
            <text:p text:style-name="cmd_5f_root">MMEMory:CDIRectory {&lt;directory&gt;}</text:p>
            <text:p text:style-name="cmd_5f_root">MMEMory:CDIRectory?</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Standard">Changes the current directory to the specified directory (folder). This directory must exist otherwise an error will be generated.</text:p>
            <text:p text:style-name="Standard"/>
            <text:p text:style-name="Standard">At *RST, this value is set to the root path.</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irectory&gt;</text:p>
          </table:table-cell>
          <table:table-cell table:style-name="Table3.A1" office:value-type="string">
            <text:p text:style-name="P5">Quoted string</text:p>
          </table:table-cell>
          <table:table-cell table:style-name="Table3.A1" office:value-type="string">
            <text:p text:style-name="P6">Directory name, either / (slash) or \ (backslash) can be used as the path separator. 1 to 255 characters</text:p>
          </table:table-cell>
          <table:table-cell table:style-name="Table3.A1" office:value-type="string">
            <text:p text:style-name="P5">–</text:p>
          </table:table-cell>
        </table:table-row>
        <table:table-row>
          <table:table-cell table:style-name="Table3.A1" office:value-type="string">
            <text:p text:style-name="P4">Return</text:p>
          </table:table-cell>
          <table:table-cell table:style-name="Table3.A1" table:number-columns-spanned="4" office:value-type="string">
            <text:p text:style-name="Standard">This query returns the full path of the current directory.</text:p>
          </table:table-cell>
          <table:covered-table-cell/>
          <table:covered-table-cell/>
          <table:covered-table-cell/>
        </table:table-row>
        <table:table-row>
          <table:table-cell table:style-name="Table3.A1" office:value-type="string">
            <text:p text:style-name="P9"><text:span text:style-name="T3">Usage</text:span><text:span text:style-name="T4"> </text:span><text:span text:style-name="T3">example</text:span></text:p>
          </table:table-cell>
          <table:table-cell table:style-name="Table3.A1" table:number-columns-spanned="4" office:value-type="string">
            <text:p text:style-name="cmd_5f_code">MMEM:CDIR <text:span text:style-name="T7">"TEST\</text:span><text:span text:style-name="T7">Test</text:span><text:span text:style-name="T7"> folder2"</text:span></text:p>
            <text:p text:style-name="P17">MMEM:CDIR?</text:p>
            <text:p text:style-name="cmd_5f_code_20_Start">"TEST\Test folder2"</text:p>
          </table:table-cell>
          <table:covered-table-cell/>
          <table:covered-table-cell/>
          <table:covered-table-cell/>
        </table:table-row>
        <table:table-row>
          <table:table-cell table:style-name="Table3.A1" office:value-type="string">
            <text:p text:style-name="P9">Errors</text:p>
          </table:table-cell>
          <table:table-cell table:style-name="Table3.A1" table:number-columns-spanned="4" office:value-type="string">
            <text:p text:style-name="P17">-256,"File name not found<text:span text:style-name="T1">"</text:span></text:p>
          </table:table-cell>
          <table:covered-table-cell/>
          <table:covered-table-cell/>
          <table:covered-table-cell/>
        </table:table-row>
        <table:table-row>
          <table:table-cell table:style-name="Table3.A1" office:value-type="string">
            <text:p text:style-name="P9">Related Commands</text:p>
          </table:table-cell>
          <table:table-cell table:style-name="Table3.A1" table:number-columns-spanned="4" office:value-type="string">
            <text:p text:style-name="P1">*RST</text:p>
            <text:p text:style-name="P1">MMEMory:CATalog?</text:p>
            <text:p text:style-name="P1">MMEMory:MDIRectory</text:p>
            <text:p text:style-name="P1">MMEMory:RDIRectory</text:p>
          </table:table-cell>
          <table:covered-table-cell/>
          <table:covered-table-cell/>
          <table:covered-table-cell/>
        </table:table-row>
      </table:table>
      <text:list xml:id="list2050018692" text:continue-numbering="true" text:style-name="Outline">
        <text:list-item>
          <text:list>
            <text:list-item>
              <text:list>
                <text:list-item>
                  <text:h text:style-name="P18" text:outline-level="3"><text:bookmark text:name="mmem_copy"/>MMEMory:COPY</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Syntax</text:p>
          </table:table-cell>
          <table:table-cell table:style-name="Table4.A1" table:number-columns-spanned="4" office:value-type="string">
            <text:p text:style-name="cmd_5f_root">MMEMory:COPY {&lt;source&gt;}, {&lt;destination&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Makes a copy of an existing file in the current directory. The file names must include any file extension.</text:p>
            <text:p text:style-name="Standard">If &lt;destination&gt; is a file name, the copy file is created in the current directory. When &lt;destination&gt; is a &lt;path&gt; (e.g. “test lists\test022”) the source file is duplicated in &lt;current directory&gt;\&lt;path&gt;.</text:p>
          </table:table-cell>
          <table:covered-table-cell/>
          <table:covered-table-cell/>
          <table:covered-table-cell/>
        </table:table-row>
        <table:table-row>
          <table:table-cell table:style-name="Table4.A1" table:number-rows-spanned="3" office:value-type="string">
            <text:p text:style-name="P1">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source&gt;</text:p>
          </table:table-cell>
          <table:table-cell table:style-name="Table4.A1" office:value-type="string">
            <text:p text:style-name="P5">Quoted string</text:p>
          </table:table-cell>
          <table:table-cell table:style-name="Table4.A1" office:value-type="string">
            <text:p text:style-name="P6">Source file name, 1 to 255 characters</text:p>
          </table:table-cell>
          <table:table-cell table:style-name="Table4.A1" office:value-type="string">
            <text:p text:style-name="P5">–</text:p>
          </table:table-cell>
        </table:table-row>
        <table:table-row>
          <table:covered-table-cell/>
          <table:table-cell table:style-name="Table4.A1" office:value-type="string">
            <text:p text:style-name="Standard">&lt;destination&gt;</text:p>
          </table:table-cell>
          <table:table-cell table:style-name="Table4.A1" office:value-type="string">
            <text:p text:style-name="P5">Quoted string</text:p>
          </table:table-cell>
          <table:table-cell table:style-name="Table4.A1" office:value-type="string">
            <text:p text:style-name="P6">Copy file name or directory name, either / (slash) or \ (backslash) can be used as the path separator. 1 to 255 characters</text:p>
          </table:table-cell>
          <table:table-cell table:style-name="Table4.A1" office:value-type="string">
            <text:p text:style-name="P5">–</text:p>
          </table:table-cell>
        </table:table-row>
        <table:table-row>
          <table:table-cell table:style-name="Table4.A1" office:value-type="string">
            <text:p text:style-name="P9"><text:span text:style-name="T3">Usage</text:span><text:span text:style-name="T4"> </text:span><text:span text:style-name="T3">example</text:span></text:p>
          </table:table-cell>
          <table:table-cell table:style-name="Table4.A1" table:number-columns-spanned="4" office:value-type="string">
            <text:p text:style-name="P15">MMEM:COPY <text:span text:style-name="T7">"test.bin", "new2\test_new.bin"</text:span></text:p>
          </table:table-cell>
          <table:covered-table-cell/>
          <table:covered-table-cell/>
          <table:covered-table-cell/>
        </table:table-row>
        <table:table-row>
          <table:table-cell table:style-name="Table4.A1" office:value-type="string">
            <text:p text:style-name="P9">Errors</text:p>
          </table:table-cell>
          <table:table-cell table:style-name="Table4.A1" table:number-columns-spanned="4" office:value-type="string">
            <text:p text:style-name="cmd_5f_code">-253<text:span text:style-name="T7">,"</text:span>Corrupt media<text:span text:style-name="T1">"</text:span></text:p>
            <text:p text:style-name="cmd_5f_code">-254<text:span text:style-name="T7">,"</text:span>Media full<text:span text:style-name="T1">"</text:span></text:p>
            <text:p text:style-name="cmd_5f_code">-256<text:span text:style-name="T7">,"</text:span>File name not found<text:span text:style-name="T1">"</text:span></text:p>
            <text:p text:style-name="cmd_5f_code">-258<text:span text:style-name="T7">,"</text:span>Media protected<text:span text:style-name="T1">"</text:span></text:p>
          </table:table-cell>
          <table:covered-table-cell/>
          <table:covered-table-cell/>
          <table:covered-table-cell/>
        </table:table-row>
        <table:table-row>
          <table:table-cell table:style-name="Table4.A1" office:value-type="string">
            <text:p text:style-name="P9">Related Commands</text:p>
          </table:table-cell>
          <table:table-cell table:style-name="Table4.A1" table:number-columns-spanned="4" office:value-type="string">
            <text:p text:style-name="P1">MMEMory:CATalog?</text:p>
            <text:p text:style-name="P1">MMEMory:CDIRectory</text:p>
            <text:p text:style-name="P1">MMEMory:LOCK</text:p>
            <text:p text:style-name="P1">MMEMory:MDIRectory</text:p>
            <text:p text:style-name="P1">MMEMory:MOVE</text:p>
          </table:table-cell>
          <table:covered-table-cell/>
          <table:covered-table-cell/>
          <table:covered-table-cell/>
        </table:table-row>
      </table:table>
      <text:list xml:id="list981094273" text:continue-numbering="true" text:style-name="Outline">
        <text:list-item>
          <text:list>
            <text:list-item>
              <text:list>
                <text:list-item>
                  <text:h text:style-name="P18" text:outline-level="3"><text:bookmark text:name="mmem_date"/>MMEMory:DATE</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Syntax</text:p>
          </table:table-cell>
          <table:table-cell table:style-name="Table5.A1" table:number-columns-spanned="4" office:value-type="string">
            <text:p text:style-name="cmd_5f_root">MMEMory:DATE? {&lt;filename&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Returns the (year, month, day) that the specified file was last saved.</text:p>
          </table:table-cell>
          <table:covered-table-cell/>
          <table:covered-table-cell/>
          <table:covered-table-cell/>
        </table:table-row>
        <text:soft-page-break/>
        <table:table-row>
          <table:table-cell table:style-name="Table5.A1" table:number-rows-spanned="2" office:value-type="string">
            <text:p text:style-name="P1">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filename&gt;</text:p>
          </table:table-cell>
          <table:table-cell table:style-name="Table5.A1" office:value-type="string">
            <text:p text:style-name="P5">Quoted string</text:p>
          </table:table-cell>
          <table:table-cell table:style-name="Table5.A1" office:value-type="string">
            <text:p text:style-name="P6">File name or directory name, either / (slash) or \ (backslash) can be used as the path separator. 1 to 255 characters</text:p>
          </table:table-cell>
          <table:table-cell table:style-name="Table5.A1" office:value-type="string">
            <text:p text:style-name="P5">–</text:p>
          </table:table-cell>
        </table:table-row>
        <table:table-row>
          <table:table-cell table:style-name="Table5.A1" office:value-type="string">
            <text:p text:style-name="P9">Return</text:p>
          </table:table-cell>
          <table:table-cell table:style-name="Table5.A1" table:number-columns-spanned="4" office:value-type="string">
            <text:p text:style-name="Standard">Comma-separated numbers (NR1) of year, month, day formated as yyyy, mm, dd</text:p>
          </table:table-cell>
          <table:covered-table-cell/>
          <table:covered-table-cell/>
          <table:covered-table-cell/>
        </table:table-row>
        <table:table-row>
          <table:table-cell table:style-name="Table5.A1" office:value-type="string">
            <text:p text:style-name="P9"><text:span text:style-name="T3">Usage</text:span><text:span text:style-name="T4"> </text:span><text:span text:style-name="T3">example</text:span></text:p>
          </table:table-cell>
          <table:table-cell table:style-name="Table5.A1" table:number-columns-spanned="4" office:value-type="string">
            <text:p text:style-name="P15">MMEM:DATE? <text:span text:style-name="T7">"test.002"</text:span></text:p>
            <text:p text:style-name="cmd_5f_code_20_Start">2017, 10, 1</text:p>
          </table:table-cell>
          <table:covered-table-cell/>
          <table:covered-table-cell/>
          <table:covered-table-cell/>
        </table:table-row>
        <table:table-row>
          <table:table-cell table:style-name="Table5.A1" office:value-type="string">
            <text:p text:style-name="P9">Errors</text:p>
          </table:table-cell>
          <table:table-cell table:style-name="Table5.A1" table:number-columns-spanned="4" office:value-type="string">
            <text:p text:style-name="P17">-256,"File name not found<text:span text:style-name="T1">"</text:span></text:p>
          </table:table-cell>
          <table:covered-table-cell/>
          <table:covered-table-cell/>
          <table:covered-table-cell/>
        </table:table-row>
        <table:table-row>
          <table:table-cell table:style-name="Table5.A1" office:value-type="string">
            <text:p text:style-name="P9">Related Commands</text:p>
          </table:table-cell>
          <table:table-cell table:style-name="Table5.A1" table:number-columns-spanned="4" office:value-type="string">
            <text:p text:style-name="P1">MMEMory:TIME</text:p>
          </table:table-cell>
          <table:covered-table-cell/>
          <table:covered-table-cell/>
          <table:covered-table-cell/>
        </table:table-row>
      </table:table>
      <text:list xml:id="list1806037221" text:continue-numbering="true" text:style-name="Outline">
        <text:list-item>
          <text:list>
            <text:list-item>
              <text:list>
                <text:list-item>
                  <text:h text:style-name="Heading_20_3" text:outline-level="3"><text:bookmark text:name="mmem_del"/>MMEMory:DELe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Syntax</text:p>
          </table:table-cell>
          <table:table-cell table:style-name="Table6.A1" table:number-columns-spanned="4" office:value-type="string">
            <text:p text:style-name="cmd_5f_root">MMEMory:DELete {&lt;filename&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Use this command to delete a file in the current directory. If SD card is locked using the MMEMory:LOCK command, an error -258 will be generated.</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filename&gt;</text:p>
          </table:table-cell>
          <table:table-cell table:style-name="Table6.A1" office:value-type="string">
            <text:p text:style-name="P5">Quoted string</text:p>
          </table:table-cell>
          <table:table-cell table:style-name="Table6.A1" office:value-type="string">
            <text:p text:style-name="P6">File name, either / (slash) or \ (backslash) can be used as the path separator. 1 to 255 characters</text:p>
          </table:table-cell>
          <table:table-cell table:style-name="Table6.A1" office:value-type="string">
            <text:p text:style-name="P5">–</text:p>
          </table:table-cell>
        </table:table-row>
        <table:table-row>
          <table:table-cell table:style-name="Table6.A1" office:value-type="string">
            <text:p text:style-name="P9"><text:span text:style-name="T3">Usage</text:span><text:span text:style-name="T4"> </text:span><text:span text:style-name="T3">example</text:span></text:p>
          </table:table-cell>
          <table:table-cell table:style-name="Table6.A1" table:number-columns-spanned="4" office:value-type="string">
            <text:p text:style-name="P15">MMEM:DEL <text:span text:style-name="T7">"test.002"</text:span></text:p>
          </table:table-cell>
          <table:covered-table-cell/>
          <table:covered-table-cell/>
          <table:covered-table-cell/>
        </table:table-row>
        <table:table-row>
          <table:table-cell table:style-name="Table6.A1" office:value-type="string">
            <text:p text:style-name="P9">Errors</text:p>
          </table:table-cell>
          <table:table-cell table:style-name="Table6.A1" table:number-columns-spanned="4" office:value-type="string">
            <text:p text:style-name="P17">-256,"File name not found<text:span text:style-name="T1">"</text:span></text:p>
            <text:p text:style-name="cmd_5f_code">-258<text:span text:style-name="T7">,"</text:span>Media protected<text:span text:style-name="T2">"</text:span></text:p>
          </table:table-cell>
          <table:covered-table-cell/>
          <table:covered-table-cell/>
          <table:covered-table-cell/>
        </table:table-row>
        <table:table-row>
          <table:table-cell table:style-name="Table6.A1" office:value-type="string">
            <text:p text:style-name="P9">Related Commands</text:p>
          </table:table-cell>
          <table:table-cell table:style-name="Table6.A1" table:number-columns-spanned="4" office:value-type="string">
            <text:p text:style-name="P1">MMEMory:CATalog?</text:p>
            <text:p text:style-name="P1">MMEMory:CDIRectory</text:p>
            <text:p text:style-name="P1">MMEMory:RDIRectory</text:p>
            <text:p text:style-name="P1">MMEMory:LOCK</text:p>
          </table:table-cell>
          <table:covered-table-cell/>
          <table:covered-table-cell/>
          <table:covered-table-cell/>
        </table:table-row>
      </table:table>
      <text:list xml:id="list890988376" text:continue-numbering="true" text:style-name="Outline">
        <text:list-item>
          <text:list>
            <text:list-item>
              <text:list>
                <text:list-item>
                  <text:h text:style-name="Heading_20_3" text:outline-level="3"><text:bookmark text:name="mmem_down_data"/>MMEMory:DOWNload:DATA</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Syntax</text:p>
          </table:table-cell>
          <table:table-cell table:style-name="Table7.A1" table:number-columns-spanned="4" office:value-type="string">
            <text:p text:style-name="cmd_5f_root">MMEMory:DOWNload:DATA {#&lt;length&gt;#&lt;encoding&gt;#&lt;data&gt;}</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Standard">Downloads data from the host computer to a file in the SD card. The filename must have been previously specified by MMEMory:DOWNload:FNAMe.</text:p>
            <text:p text:style-name="Standard">The data in &lt;block&gt; is written to the select file, and any data previously stored in the file is lost. </text:p>
            <text:p text:style-name="Standard"/>
            <text:p text:style-name="note">While transfer is in progress all channels will be turned off similar to standby mode.</text:p>
          </table:table-cell>
          <table:covered-table-cell/>
          <table:covered-table-cell/>
          <table:covered-table-cell/>
        </table:table-row>
        <table:table-row>
          <table:table-cell table:style-name="Table7.A1" table:number-rows-spanned="4" office:value-type="string">
            <text:p text:style-name="P1">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length&gt;</text:p>
          </table:table-cell>
          <table:table-cell table:style-name="Table7.A1" office:value-type="string">
            <text:p text:style-name="P5">Numeric (NR1)</text:p>
          </table:table-cell>
          <table:table-cell table:style-name="Table7.A1" office:value-type="string">
            <text:p text:style-name="P8">Define max length!!!</text:p>
          </table:table-cell>
          <table:table-cell table:style-name="Table7.A1" office:value-type="string">
            <text:p text:style-name="P5">–</text:p>
          </table:table-cell>
        </table:table-row>
        <table:table-row>
          <table:covered-table-cell/>
          <table:table-cell table:style-name="Table7.A1" office:value-type="string">
            <text:p text:style-name="Standard">&lt;encoding&gt;</text:p>
          </table:table-cell>
          <table:table-cell table:style-name="Table7.A1" office:value-type="string">
            <text:p text:style-name="P5">Discrete</text:p>
          </table:table-cell>
          <table:table-cell table:style-name="Table7.A1" office:value-type="string">
            <text:p text:style-name="P5">BASE64, BIN<office:annotation><dc:creator>Denis Kotlar</dc:creator><dc:date>2017-10-02T12:10:34</dc:date><text:p text:style-name="P20"><text:span text:style-name="T8">Maybe also ASC for textual block data?</text:span></text:p></office:annotation></text:p>
          </table:table-cell>
          <table:table-cell table:style-name="Table7.A1" office:value-type="string">
            <text:p text:style-name="P5">BASE64</text:p>
          </table:table-cell>
        </table:table-row>
        <table:table-row>
          <table:covered-table-cell/>
          <table:table-cell table:style-name="Table7.A1" office:value-type="string">
            <text:p text:style-name="Standard">&lt;block&gt;</text:p>
          </table:table-cell>
          <table:table-cell table:style-name="Table7.A1" office:value-type="string">
            <text:p text:style-name="P5">Discrete</text:p>
          </table:table-cell>
          <table:table-cell table:style-name="Table7.A1" office:value-type="string">
            <text:p text:style-name="P6">Only exact size is allowed as defined with &lt;length&gt; and &lt;encoding&gt;</text:p>
          </table:table-cell>
          <table:table-cell table:style-name="Table7.A1" office:value-type="string">
            <text:p text:style-name="P5">–</text:p>
          </table:table-cell>
        </table:table-row>
        <table:table-row>
          <table:table-cell table:style-name="Table7.A1" office:value-type="string">
            <text:p text:style-name="P9"><text:span text:style-name="T3">Usage</text:span><text:span text:style-name="T4"> </text:span><text:span text:style-name="T3">example</text:span></text:p>
          </table:table-cell>
          <table:table-cell table:style-name="Table7.A1" table:number-columns-spanned="4" office:value-type="string">
            <text:p text:style-name="Default_5f_ntt">Downloads text <text:span text:style-name="T4">Hello world</text:span> encoded as Base64 and store into the file <text:span text:style-name="T7">"</text:span><text:span text:style-name="T7">test</text:span><text:span text:style-name="T7"> file" in the current directory:</text:span></text:p>
            <text:p text:style-name="cmd_5f_code_20_Start">MMEM:DOWN:FNAM <text:span text:style-name="T7">"</text:span><text:span text:style-name="T7">test</text:span><text:span text:style-name="T7"> file"</text:span></text:p>
            <text:p text:style-name="P15">MMEM:DOWN:DATA <office:annotation office:name="__Annotation__68621_4161522112"><dc:creator>Denis Kotlar</dc:creator><dc:date>2017-10-02T12:03:21</dc:date><text:p text:style-name="P20"><text:span text:style-name="T8">Change this formatting to something more appropriate if needed</text:span></text:p></office:annotation>#16,BASE64,<office:annotation-end office:name="__Annotation__68621_4161522112"/>SGVsbG8gd29ybGQ=</text:p>
          </table:table-cell>
          <table:covered-table-cell/>
          <table:covered-table-cell/>
          <table:covered-table-cell/>
        </table:table-row>
        <table:table-row>
          <table:table-cell table:style-name="Table7.A1" office:value-type="string">
            <text:p text:style-name="P9">Errors</text:p>
          </table:table-cell>
          <table:table-cell table:style-name="Table7.A1" table:number-columns-spanned="4" office:value-type="string">
            <text:p text:style-name="cmd_5f_code">-253<text:span text:style-name="T7">,"</text:span>Corrupt media<text:span text:style-name="T1">"</text:span></text:p>
            <text:p text:style-name="P17">-254,"Media full<text:span text:style-name="T1">"</text:span></text:p>
            <text:p text:style-name="P17">-258,"Media protected<text:span text:style-name="T1">"</text:span></text:p>
            <text:p text:style-name="P10"><text:soft-page-break/>We need here an error if communication is interrupted? Maybe we can use for that one of standard SCPI erros for block data: -160,"Block data error" or -161,"Invalid block data"</text:p>
          </table:table-cell>
          <table:covered-table-cell/>
          <table:covered-table-cell/>
          <table:covered-table-cell/>
        </table:table-row>
        <table:table-row>
          <table:table-cell table:style-name="Table7.A1" office:value-type="string">
            <text:p text:style-name="P9">Related Commands</text:p>
          </table:table-cell>
          <table:table-cell table:style-name="Table7.A1" table:number-columns-spanned="4" office:value-type="string">
            <text:p text:style-name="P1">MMEMory:DOWNload:FNAMe</text:p>
          </table:table-cell>
          <table:covered-table-cell/>
          <table:covered-table-cell/>
          <table:covered-table-cell/>
        </table:table-row>
      </table:table>
      <text:list xml:id="list1795098341" text:continue-numbering="true" text:style-name="Outline">
        <text:list-item>
          <text:list>
            <text:list-item>
              <text:list>
                <text:list-item>
                  <text:h text:style-name="Heading_20_3" text:outline-level="3"><text:bookmark text:name="mmem_down_fnam"/>MMEMory:DOWNload:FNAMe</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Syntax</text:p>
          </table:table-cell>
          <table:table-cell table:style-name="Table8.A1" table:number-columns-spanned="4" office:value-type="string">
            <text:p text:style-name="cmd_5f_root">MMEMory:DOWNload:FNAMe {&lt;filename&g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Creates or opens the specified filename prior to writing data to that file with MMEMory:DOWNload:DATA.</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filename&gt;</text:p>
          </table:table-cell>
          <table:table-cell table:style-name="Table8.A1" office:value-type="string">
            <text:p text:style-name="P5">Quoted string</text:p>
          </table:table-cell>
          <table:table-cell table:style-name="Table8.A1" office:value-type="string">
            <text:p text:style-name="P6">File name, either / (slash) or \ (backslash) can be used as the path separator. 1 to 255 characters</text:p>
          </table:table-cell>
          <table:table-cell table:style-name="Table8.A1" office:value-type="string">
            <text:p text:style-name="P5">–</text:p>
          </table:table-cell>
        </table:table-row>
        <table:table-row>
          <table:table-cell table:style-name="Table8.A1" office:value-type="string">
            <text:p text:style-name="P9"><text:span text:style-name="T3">Usage</text:span><text:span text:style-name="T4"> </text:span><text:span text:style-name="T3">example</text:span></text:p>
          </table:table-cell>
          <table:table-cell table:style-name="Table8.A1" table:number-columns-spanned="4" office:value-type="string">
            <text:p text:style-name="P15">MMEMory:DOWNload:FNAMe <text:span text:style-name="T7">"</text:span><text:span text:style-name="T7">new_list.bin"</text:span></text:p>
          </table:table-cell>
          <table:covered-table-cell/>
          <table:covered-table-cell/>
          <table:covered-table-cell/>
        </table:table-row>
        <table:table-row>
          <table:table-cell table:style-name="Table8.A1" office:value-type="string">
            <text:p text:style-name="P9">Errors</text:p>
          </table:table-cell>
          <table:table-cell table:style-name="Table8.A1" table:number-columns-spanned="4" office:value-type="string">
            <text:p text:style-name="P16">-258,"Media protected"</text:p>
          </table:table-cell>
          <table:covered-table-cell/>
          <table:covered-table-cell/>
          <table:covered-table-cell/>
        </table:table-row>
        <table:table-row>
          <table:table-cell table:style-name="Table8.A1" office:value-type="string">
            <text:p text:style-name="P9">Related Commands</text:p>
          </table:table-cell>
          <table:table-cell table:style-name="Table8.A1" table:number-columns-spanned="4" office:value-type="string">
            <text:p text:style-name="P1">MMEMory:DOWNload:DATA</text:p>
          </table:table-cell>
          <table:covered-table-cell/>
          <table:covered-table-cell/>
          <table:covered-table-cell/>
        </table:table-row>
      </table:table>
      <text:list xml:id="list324026436" text:continue-numbering="true" text:style-name="Outline">
        <text:list-item>
          <text:list>
            <text:list-item>
              <text:list>
                <text:list-item>
                  <text:h text:style-name="Heading_20_3" text:outline-level="3"><text:bookmark text:name="mmem_load_list"/><text:span text:style-name="T5">MMEMory:</text:span>LOAD:LIST</text:h>
                </text:list-item>
              </text:list>
            </text:list-item>
          </text:list>
        </text:list-item>
      </text:list>
      <table:table table:name="Table165" table:style-name="Table165">
        <table:table-column table:style-name="Table165.A"/>
        <table:table-column table:style-name="Table165.B"/>
        <table:table-column table:style-name="Table165.C"/>
        <table:table-column table:style-name="Table165.D"/>
        <table:table-column table:style-name="Table165.E"/>
        <table:table-row>
          <table:table-cell table:style-name="Table165.A1" office:value-type="string">
            <text:p text:style-name="P1">Syntax</text:p>
          </table:table-cell>
          <table:table-cell table:style-name="Table165.A1" table:number-columns-spanned="4" office:value-type="string">
            <text:p text:style-name="cmd_5f_root"><text:span text:style-name="T6">MMEMory:</text:span>LOAD:LIST[&lt;n&gt;] {&lt;filename&gt;}</text:p>
          </table:table-cell>
          <table:covered-table-cell/>
          <table:covered-table-cell/>
          <table:covered-table-cell/>
        </table:table-row>
        <table:table-row>
          <table:table-cell table:style-name="Table165.A1" office:value-type="string">
            <text:p text:style-name="P2">Description</text:p>
          </table:table-cell>
          <table:table-cell table:style-name="Table165.A1" table:number-columns-spanned="4" office:value-type="string">
            <text:p text:style-name="Standard">Load stored LIST program from SD card location defined by &lt;filename&gt; to the channel defined with [&lt;n&gt;].</text:p>
          </table:table-cell>
          <table:covered-table-cell/>
          <table:covered-table-cell/>
          <table:covered-table-cell/>
        </table:table-row>
        <table:table-row>
          <table:table-cell table:style-name="Table165.A1" table:number-rows-spanned="2" office:value-type="string">
            <text:p text:style-name="P1">Parameters</text:p>
          </table:table-cell>
          <table:table-cell table:style-name="Table165.B3" office:value-type="string">
            <text:p text:style-name="P3">Name</text:p>
          </table:table-cell>
          <table:table-cell table:style-name="Table165.B3" office:value-type="string">
            <text:p text:style-name="P3">Type</text:p>
          </table:table-cell>
          <table:table-cell table:style-name="Table165.B3" office:value-type="string">
            <text:p text:style-name="P3">Range</text:p>
          </table:table-cell>
          <table:table-cell table:style-name="Table165.B3" office:value-type="string">
            <text:p text:style-name="P3">Default</text:p>
          </table:table-cell>
        </table:table-row>
        <table:table-row>
          <table:covered-table-cell/>
          <table:table-cell table:style-name="Table165.A1" office:value-type="string">
            <text:p text:style-name="Standard">&lt;filename&gt;</text:p>
          </table:table-cell>
          <table:table-cell table:style-name="Table165.A1" office:value-type="string">
            <text:p text:style-name="P5">Quoted string</text:p>
          </table:table-cell>
          <table:table-cell table:style-name="Table165.A1" office:value-type="string">
            <text:p text:style-name="P6">File name, either / (slash) or \ (backslash) can be used as the path separator. 1 to 255 characters</text:p>
          </table:table-cell>
          <table:table-cell table:style-name="Table165.A1" office:value-type="string">
            <text:p text:style-name="P5">–</text:p>
          </table:table-cell>
        </table:table-row>
        <table:table-row>
          <table:table-cell table:style-name="Table165.A1" office:value-type="string">
            <text:p text:style-name="P9"><text:span text:style-name="T3">Usage</text:span><text:span text:style-name="T4"> </text:span><text:span text:style-name="T3">example</text:span></text:p>
          </table:table-cell>
          <table:table-cell table:style-name="Table165.A1" table:number-columns-spanned="4" office:value-type="string">
            <text:p text:style-name="cmd_5f_code">MMEM:LOAD:LIST1 <text:span text:style-name="T1">"DC_DC conv testing.</text:span><text:span text:style-name="T1">list</text:span><text:span text:style-name="T1">"</text:span></text:p>
            <text:p text:style-name="cmd_5f_code"><text:span text:style-name="T1">MMEM:LOAD:LIST2 "DC_DC conv testing.</text:span><text:span text:style-name="T1">list</text:span><text:span text:style-name="T1">"</text:span></text:p>
            <text:p text:style-name="P15">TRIG:SOUR BUS</text:p>
            <text:p text:style-name="P15">INIT</text:p>
            <text:p text:style-name="P15">*TRG</text:p>
          </table:table-cell>
          <table:covered-table-cell/>
          <table:covered-table-cell/>
          <table:covered-table-cell/>
        </table:table-row>
        <table:table-row>
          <table:table-cell table:style-name="Table165.A1" office:value-type="string">
            <text:p text:style-name="P9">Errors</text:p>
          </table:table-cell>
          <table:table-cell table:style-name="Table165.A1" table:number-columns-spanned="4" office:value-type="string">
            <text:p text:style-name="P17">-256,"File name not found<text:span text:style-name="T1">"</text:span></text:p>
          </table:table-cell>
          <table:covered-table-cell/>
          <table:covered-table-cell/>
          <table:covered-table-cell/>
        </table:table-row>
        <table:table-row>
          <table:table-cell table:style-name="Table165.A1" office:value-type="string">
            <text:p text:style-name="P9">Related Commands</text:p>
          </table:table-cell>
          <table:table-cell table:style-name="Table165.A1" table:number-columns-spanned="4" office:value-type="string">
            <text:p text:style-name="P1">MMEMory:STORe:LIST[&lt;n&gt;]</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780690726" text:continue-numbering="true" text:style-name="Outline">
        <text:list-item>
          <text:list>
            <text:list-item>
              <text:list>
                <text:list-item>
                  <text:h text:style-name="Heading_20_3" text:outline-level="3"><text:bookmark text:name="mmem_load_stat"/><text:span text:style-name="T5">MMEMory:</text:span>LOAD:STATe</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Syntax</text:p>
          </table:table-cell>
          <table:table-cell table:style-name="Table15.A1" table:number-columns-spanned="4" office:value-type="string">
            <text:p text:style-name="cmd_5f_root"><text:span text:style-name="T6">MMEMory:</text:span>LOAD:STATe {&lt;filename&gt;}</text:p>
          </table:table-cell>
          <table:covered-table-cell/>
          <table:covered-table-cell/>
          <table:covered-table-cell/>
        </table:table-row>
        <table:table-row>
          <table:table-cell table:style-name="Table15.A1" office:value-type="string">
            <text:p text:style-name="P2">Description</text:p>
          </table:table-cell>
          <table:table-cell table:style-name="Table15.A1" table:number-columns-spanned="4" office:value-type="string">
            <text:p text:style-name="Standard">This command loads the PSU state (i.e. user profile 0) from a state file. </text:p>
          </table:table-cell>
          <table:covered-table-cell/>
          <table:covered-table-cell/>
          <table:covered-table-cell/>
        </table:table-row>
        <table:table-row>
          <table:table-cell table:style-name="Table15.A1" table:number-rows-spanned="2" office:value-type="string">
            <text:p text:style-name="P1">Parameters</text:p>
          </table:table-cell>
          <table:table-cell table:style-name="Table15.B3" office:value-type="string">
            <text:p text:style-name="P3">Name</text:p>
          </table:table-cell>
          <table:table-cell table:style-name="Table15.B3" office:value-type="string">
            <text:p text:style-name="P3">Type</text:p>
          </table:table-cell>
          <table:table-cell table:style-name="Table15.B3" office:value-type="string">
            <text:p text:style-name="P3">Range</text:p>
          </table:table-cell>
          <table:table-cell table:style-name="Table15.B3" office:value-type="string">
            <text:p text:style-name="P3">Default</text:p>
          </table:table-cell>
        </table:table-row>
        <table:table-row>
          <table:covered-table-cell/>
          <table:table-cell table:style-name="Table15.A1" office:value-type="string">
            <text:p text:style-name="Standard">&lt;filename&gt;</text:p>
          </table:table-cell>
          <table:table-cell table:style-name="Table15.A1" office:value-type="string">
            <text:p text:style-name="P5">Quoted string</text:p>
          </table:table-cell>
          <table:table-cell table:style-name="Table15.A1" office:value-type="string">
            <text:p text:style-name="P6">File name, either / (slash) or \ (backslash) can be used as the path separator. 1 to 255 characters</text:p>
          </table:table-cell>
          <table:table-cell table:style-name="Table15.A1" office:value-type="string">
            <text:p text:style-name="P5">–</text:p>
          </table:table-cell>
        </table:table-row>
        <table:table-row>
          <table:table-cell table:style-name="Table15.A1" office:value-type="string">
            <text:p text:style-name="P9"><text:span text:style-name="T3">Usage</text:span><text:span text:style-name="T4"> </text:span><text:span text:style-name="T3">example</text:span></text:p>
          </table:table-cell>
          <table:table-cell table:style-name="Table15.A1" table:number-columns-spanned="4" office:value-type="string">
            <text:p text:style-name="cmd_5f_code">MMEM:LOAD:STAT <text:span text:style-name="T1">"</text:span><text:span text:style-name="T1">New params.conf</text:span><text:span text:style-name="T1">"</text:span></text:p>
          </table:table-cell>
          <table:covered-table-cell/>
          <table:covered-table-cell/>
          <table:covered-table-cell/>
        </table:table-row>
        <text:soft-page-break/>
        <table:table-row>
          <table:table-cell table:style-name="Table15.A1" office:value-type="string">
            <text:p text:style-name="P9">Errors</text:p>
          </table:table-cell>
          <table:table-cell table:style-name="Table15.A1" table:number-columns-spanned="4" office:value-type="string">
            <text:p text:style-name="P17">-256,"File name not found<text:span text:style-name="T1">"</text:span></text:p>
          </table:table-cell>
          <table:covered-table-cell/>
          <table:covered-table-cell/>
          <table:covered-table-cell/>
        </table:table-row>
        <table:table-row>
          <table:table-cell table:style-name="Table15.A1" office:value-type="string">
            <text:p text:style-name="P9">Related Commands</text:p>
          </table:table-cell>
          <table:table-cell table:style-name="Table15.A1" table:number-columns-spanned="4" office:value-type="string">
            <text:p text:style-name="P1">*RCL</text:p>
            <text:p text:style-name="P1">*SAV</text:p>
            <text:p text:style-name="P1">MEMory:STATe:RECall:AUTO</text:p>
            <text:p text:style-name="P1">MMEMory:STORe:STATe</text:p>
          </table:table-cell>
          <table:covered-table-cell/>
          <table:covered-table-cell/>
          <table:covered-table-cell/>
        </table:table-row>
      </table:table>
      <text:list xml:id="list1183423211" text:continue-numbering="true" text:style-name="Outline">
        <text:list-item>
          <text:list>
            <text:list-item>
              <text:list>
                <text:list-item>
                  <text:h text:style-name="P18" text:outline-level="3"><text:bookmark text:name="mmem_lock"/>MMEMory:LOCK</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MMEMory:LOCK {&lt;password&gt;}</text:p>
            <text:p text:style-name="cmd_5f_root">MMEMory:LOCK?</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Standard">Use this command to enable write protection of SD card. All writing, deleting or modifying attempts on files or directories will generate an error if SD card is locked.</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B3" office:value-type="string">
            <text:p text:style-name="P3">Name</text:p>
          </table:table-cell>
          <table:table-cell table:style-name="Table13.B3" office:value-type="string">
            <text:p text:style-name="P3">Type</text:p>
          </table:table-cell>
          <table:table-cell table:style-name="Table13.B3" office:value-type="string">
            <text:p text:style-name="P3">Range</text:p>
          </table:table-cell>
          <table:table-cell table:style-name="Table13.B3" office:value-type="string">
            <text:p text:style-name="P3">Default</text:p>
          </table:table-cell>
        </table:table-row>
        <table:table-row>
          <table:covered-table-cell/>
          <table:table-cell table:style-name="Table13.A1" office:value-type="string">
            <text:p text:style-name="P2">&lt;password&gt;</text:p>
          </table:table-cell>
          <table:table-cell table:style-name="Table13.A1" office:value-type="string">
            <text:p text:style-name="P3">Quoted string</text:p>
          </table:table-cell>
          <table:table-cell table:style-name="Table13.A1" office:value-type="string">
            <text:p text:style-name="P5">4 to 16 characters</text:p>
          </table:table-cell>
          <table:table-cell table:style-name="Table13.A1" office:value-type="string">
            <text:p text:style-name="P5">–</text:p>
          </table:table-cell>
        </table:table-row>
        <table:table-row>
          <table:table-cell table:style-name="Table13.A1" office:value-type="string">
            <text:p text:style-name="P9">Return</text:p>
          </table:table-cell>
          <table:table-cell table:style-name="Table13.A1" table:number-columns-spanned="4" office:value-type="string">
            <text:p text:style-name="Standard">This query returns 0 if SD card is unlocked, or 1 if SD card is locked.</text:p>
          </table:table-cell>
          <table:covered-table-cell/>
          <table:covered-table-cell/>
          <table:covered-table-cell/>
        </table:table-row>
        <table:table-row>
          <table:table-cell table:style-name="Table13.A1" office:value-type="string">
            <text:p text:style-name="P9"><text:span text:style-name="T3">Usage</text:span><text:span text:style-name="T4"> </text:span><text:span text:style-name="T3">example</text:span></text:p>
          </table:table-cell>
          <table:table-cell table:style-name="Table13.A1" table:number-columns-spanned="4" office:value-type="string">
            <text:p text:style-name="P15">MMEM:LOCK?</text:p>
            <text:p text:style-name="cmd_5f_code_20_Start">0</text:p>
          </table:table-cell>
          <table:covered-table-cell/>
          <table:covered-table-cell/>
          <table:covered-table-cell/>
        </table:table-row>
        <table:table-row>
          <table:table-cell table:style-name="Table13.A1" office:value-type="string">
            <text:p text:style-name="P9">Errors</text:p>
          </table:table-cell>
          <table:table-cell table:style-name="Table13.A1" table:number-columns-spanned="4" office:value-type="string">
            <text:p text:style-name="P17"><text:span text:style-name="T1">1</text:span><text:span text:style-name="T1">2</text:span><text:span text:style-name="T1">2,"Invalid </text:span><text:span text:style-name="T1">sys</text:span><text:span text:style-name="T1"> password"</text:span></text:p>
          </table:table-cell>
          <table:covered-table-cell/>
          <table:covered-table-cell/>
          <table:covered-table-cell/>
        </table:table-row>
        <table:table-row>
          <table:table-cell table:style-name="Table13.A1" office:value-type="string">
            <text:p text:style-name="P9">Related Commands</text:p>
          </table:table-cell>
          <table:table-cell table:style-name="Table13.A1" table:number-columns-spanned="4" office:value-type="string">
            <text:p text:style-name="P1">MMEMory:UNLock</text:p>
            <text:p text:style-name="P1">SYSTem:PASSword:NEW</text:p>
          </table:table-cell>
          <table:covered-table-cell/>
          <table:covered-table-cell/>
          <table:covered-table-cell/>
        </table:table-row>
      </table:table>
      <text:list xml:id="list1804418699" text:continue-numbering="true" text:style-name="Outline">
        <text:list-item>
          <text:list>
            <text:list-item>
              <text:list>
                <text:list-item>
                  <text:h text:style-name="P18" text:outline-level="3"><text:bookmark text:name="mmem_mdir"/>MMEMory:MDIRectory</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MMEMory:MDIRectory {&lt;directory&gt;}</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directory&gt;</text:p>
          </table:table-cell>
          <table:table-cell table:style-name="Table9.A1" office:value-type="string">
            <text:p text:style-name="P5">Quoted string</text:p>
          </table:table-cell>
          <table:table-cell table:style-name="Table9.A1" office:value-type="string">
            <text:p text:style-name="P6">Directory name, either / (slash) or \ (backslash) can be used as the path separator. 1 to 255 characters</text:p>
          </table:table-cell>
          <table:table-cell table:style-name="Table9.A1" office:value-type="string">
            <text:p text:style-name="P5">–</text:p>
          </table:table-cell>
        </table:table-row>
        <table:table-row>
          <table:table-cell table:style-name="Table9.A1" office:value-type="string">
            <text:p text:style-name="P9"><text:span text:style-name="T3">Usage</text:span><text:span text:style-name="T4"> </text:span><text:span text:style-name="T3">example</text:span></text:p>
          </table:table-cell>
          <table:table-cell table:style-name="Table9.A1" table:number-columns-spanned="4" office:value-type="string">
            <text:p text:style-name="P15">MMEM:MDIR <text:span text:style-name="T7">"test folder"</text:span></text:p>
          </table:table-cell>
          <table:covered-table-cell/>
          <table:covered-table-cell/>
          <table:covered-table-cell/>
        </table:table-row>
        <table:table-row>
          <table:table-cell table:style-name="Table9.A1" office:value-type="string">
            <text:p text:style-name="P9">Errors</text:p>
          </table:table-cell>
          <table:table-cell table:style-name="Table9.A1" table:number-columns-spanned="4" office:value-type="string">
            <text:p text:style-name="P17">-258,"Media protected<text:span text:style-name="T1">"</text:span></text:p>
          </table:table-cell>
          <table:covered-table-cell/>
          <table:covered-table-cell/>
          <table:covered-table-cell/>
        </table:table-row>
        <table:table-row>
          <table:table-cell table:style-name="Table9.A1" office:value-type="string">
            <text:p text:style-name="P9">Related Commands</text:p>
          </table:table-cell>
          <table:table-cell table:style-name="Table9.A1" table:number-columns-spanned="4" office:value-type="string">
            <text:p text:style-name="P1">MMEMory:CDIRectory</text:p>
            <text:p text:style-name="P1">MMEMory:RDIRectory</text:p>
          </table:table-cell>
          <table:covered-table-cell/>
          <table:covered-table-cell/>
          <table:covered-table-cell/>
        </table:table-row>
      </table:table>
      <text:list xml:id="list1058900000" text:continue-numbering="true" text:style-name="Outline">
        <text:list-item>
          <text:list>
            <text:list-item>
              <text:list>
                <text:list-item>
                  <text:h text:style-name="P18" text:outline-level="3"><text:bookmark text:name="mmem_move"/>MMEMory:MOVE</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MMEMory:MOVE {&lt;source&gt;}, {&lt;destination&gt;}</text:p>
          </table:table-cell>
          <table:covered-table-cell/>
          <table:covered-table-cell/>
          <table:covered-table-cell/>
        </table:table-row>
        <table:table-row>
          <table:table-cell table:style-name="Table10.A1" office:value-type="string">
            <text:p text:style-name="P2">Description</text:p>
          </table:table-cell>
          <table:table-cell table:style-name="Table10.A1" table:number-columns-spanned="4" office:value-type="string">
            <text:p text:style-name="Standard">This command moves or renames an existing file. If destination is a file name, the source file is renamed to the new file name in the current directory. When destination=&lt;path&gt;, the source file is moved to &lt;current directory&gt;\&lt;path&gt;.</text:p>
            <text:p text:style-name="Standard"/>
            <text:p text:style-name="Standard">Error occurs if the source file does not exist or the destination file already exists.</text:p>
          </table:table-cell>
          <table:covered-table-cell/>
          <table:covered-table-cell/>
          <table:covered-table-cell/>
        </table:table-row>
        <table:table-row>
          <table:table-cell table:style-name="Table10.A1" table:number-rows-spanned="3" office:value-type="string">
            <text:p text:style-name="P1">Parameters</text:p>
          </table:table-cell>
          <table:table-cell table:style-name="Table10.B3" office:value-type="string">
            <text:p text:style-name="P3">Name</text:p>
          </table:table-cell>
          <table:table-cell table:style-name="Table10.B3" office:value-type="string">
            <text:p text:style-name="P3">Type</text:p>
          </table:table-cell>
          <table:table-cell table:style-name="Table10.B3" office:value-type="string">
            <text:p text:style-name="P3">Range</text:p>
          </table:table-cell>
          <table:table-cell table:style-name="Table10.B3" office:value-type="string">
            <text:p text:style-name="P3">Default</text:p>
          </table:table-cell>
        </table:table-row>
        <table:table-row>
          <table:covered-table-cell/>
          <table:table-cell table:style-name="Table10.A1" office:value-type="string">
            <text:p text:style-name="Standard">&lt;source&gt;</text:p>
          </table:table-cell>
          <table:table-cell table:style-name="Table10.A1" office:value-type="string">
            <text:p text:style-name="P5">Quoted string</text:p>
          </table:table-cell>
          <table:table-cell table:style-name="Table10.A1" office:value-type="string">
            <text:p text:style-name="P6">Source file name, 1 to 255 characters</text:p>
          </table:table-cell>
          <table:table-cell table:style-name="Table10.A1" office:value-type="string">
            <text:p text:style-name="P5">–</text:p>
          </table:table-cell>
        </table:table-row>
        <table:table-row>
          <table:covered-table-cell/>
          <table:table-cell table:style-name="Table10.A1" office:value-type="string">
            <text:p text:style-name="Standard">&lt;destination&gt;</text:p>
          </table:table-cell>
          <table:table-cell table:style-name="Table10.A1" office:value-type="string">
            <text:p text:style-name="P5">Quoted string</text:p>
          </table:table-cell>
          <table:table-cell table:style-name="Table10.A1" office:value-type="string">
            <text:p text:style-name="P6">New file name or directory name, either / (slash) or \ (backslash) can be used as the path separator. 1 to 255 characters</text:p>
          </table:table-cell>
          <table:table-cell table:style-name="Table10.A1" office:value-type="string">
            <text:p text:style-name="P5">–</text:p>
          </table:table-cell>
        </table:table-row>
        <text:soft-page-break/>
        <table:table-row>
          <table:table-cell table:style-name="Table10.A1" office:value-type="string">
            <text:p text:style-name="P9"><text:span text:style-name="T3">Usage</text:span><text:span text:style-name="T4"> </text:span><text:span text:style-name="T3">example</text:span></text:p>
          </table:table-cell>
          <table:table-cell table:style-name="Table10.A1" table:number-columns-spanned="4" office:value-type="string">
            <text:p text:style-name="P15">MMEM:MOVE <text:span text:style-name="T7">"old name", "new name"</text:span></text:p>
          </table:table-cell>
          <table:covered-table-cell/>
          <table:covered-table-cell/>
          <table:covered-table-cell/>
        </table:table-row>
        <table:table-row>
          <table:table-cell table:style-name="Table10.A1" office:value-type="string">
            <text:p text:style-name="P9">Errors</text:p>
          </table:table-cell>
          <table:table-cell table:style-name="Table10.A1" table:number-columns-spanned="4" office:value-type="string">
            <text:p text:style-name="P17">-256,"File name not found<text:span text:style-name="T1">"</text:span></text:p>
            <text:p text:style-name="P17">-258,"Media protected<text:span text:style-name="T1">"</text:span></text:p>
          </table:table-cell>
          <table:covered-table-cell/>
          <table:covered-table-cell/>
          <table:covered-table-cell/>
        </table:table-row>
        <table:table-row>
          <table:table-cell table:style-name="Table10.A1" office:value-type="string">
            <text:p text:style-name="P9">Related Commands</text:p>
          </table:table-cell>
          <table:table-cell table:style-name="Table10.A1" table:number-columns-spanned="4" office:value-type="string">
            <text:p text:style-name="P1">MMEMory:CDIRectory</text:p>
            <text:p text:style-name="P1">MMEMory:COPY</text:p>
          </table:table-cell>
          <table:covered-table-cell/>
          <table:covered-table-cell/>
          <table:covered-table-cell/>
        </table:table-row>
      </table:table>
      <text:list xml:id="list1104254020" text:continue-numbering="true" text:style-name="Outline">
        <text:list-item>
          <text:list>
            <text:list-item>
              <text:list>
                <text:list-item>
                  <text:h text:style-name="P18" text:outline-level="3"><text:bookmark text:name="mmem_rdir"/>MMEMory:RDIRectory</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Syntax</text:p>
          </table:table-cell>
          <table:table-cell table:style-name="Table18.A1" table:number-columns-spanned="4" office:value-type="string">
            <text:p text:style-name="cmd_5f_root">MMEMory:RDIRectory {&lt;directory&gt;}</text:p>
          </table:table-cell>
          <table:covered-table-cell/>
          <table:covered-table-cell/>
          <table:covered-table-cell/>
        </table:table-row>
        <table:table-row>
          <table:table-cell table:style-name="Table18.A1" office:value-type="string">
            <text:p text:style-name="P2">Description</text:p>
          </table:table-cell>
          <table:table-cell table:style-name="Table18.A1" table:number-columns-spanned="4" office:value-type="string">
            <text:p text:style-name="Standard">Removes the specified empty directory.</text:p>
          </table:table-cell>
          <table:covered-table-cell/>
          <table:covered-table-cell/>
          <table:covered-table-cell/>
        </table:table-row>
        <table:table-row>
          <table:table-cell table:style-name="Table18.A1" table:number-rows-spanned="2" office:value-type="string">
            <text:p text:style-name="P1">Parameters</text:p>
          </table:table-cell>
          <table:table-cell table:style-name="Table18.B3" office:value-type="string">
            <text:p text:style-name="P3">Name</text:p>
          </table:table-cell>
          <table:table-cell table:style-name="Table18.B3" office:value-type="string">
            <text:p text:style-name="P3">Type</text:p>
          </table:table-cell>
          <table:table-cell table:style-name="Table18.B3" office:value-type="string">
            <text:p text:style-name="P3">Range</text:p>
          </table:table-cell>
          <table:table-cell table:style-name="Table18.B3" office:value-type="string">
            <text:p text:style-name="P3">Default</text:p>
          </table:table-cell>
        </table:table-row>
        <table:table-row>
          <table:covered-table-cell/>
          <table:table-cell table:style-name="Table18.A1" office:value-type="string">
            <text:p text:style-name="Standard">&lt;directory&gt;</text:p>
          </table:table-cell>
          <table:table-cell table:style-name="Table18.A1" office:value-type="string">
            <text:p text:style-name="P5">Quoted string</text:p>
          </table:table-cell>
          <table:table-cell table:style-name="Table18.A1" office:value-type="string">
            <text:p text:style-name="P6">Directory name, either / (slash) or \ (backslash) can be used as the path separator. 1 to 255 characters</text:p>
          </table:table-cell>
          <table:table-cell table:style-name="Table18.A1" office:value-type="string">
            <text:p text:style-name="P5">–</text:p>
          </table:table-cell>
        </table:table-row>
        <table:table-row>
          <table:table-cell table:style-name="Table18.A1" office:value-type="string">
            <text:p text:style-name="P9"><text:span text:style-name="T3">Usage</text:span><text:span text:style-name="T4"> </text:span><text:span text:style-name="T3">example</text:span></text:p>
          </table:table-cell>
          <table:table-cell table:style-name="Table18.A1" table:number-columns-spanned="4" office:value-type="string">
            <text:p text:style-name="P17">MMEM:CDIR?</text:p>
            <text:p text:style-name="cmd_5f_code_5f_single">"Test folder2"</text:p>
            <text:p text:style-name="P15">MMEM:CAT:LEN?</text:p>
            <text:p text:style-name="cmd_5f_code_5f_single">0</text:p>
            <text:p text:style-name="P15">RDIR "Test folder2"</text:p>
          </table:table-cell>
          <table:covered-table-cell/>
          <table:covered-table-cell/>
          <table:covered-table-cell/>
        </table:table-row>
        <table:table-row>
          <table:table-cell table:style-name="Table18.A1" office:value-type="string">
            <text:p text:style-name="P9">Errors</text:p>
          </table:table-cell>
          <table:table-cell table:style-name="Table18.A1" table:number-columns-spanned="4" office:value-type="string">
            <text:p text:style-name="P17">-258,"Media protected<text:span text:style-name="T1">"</text:span></text:p>
          </table:table-cell>
          <table:covered-table-cell/>
          <table:covered-table-cell/>
          <table:covered-table-cell/>
        </table:table-row>
        <table:table-row>
          <table:table-cell table:style-name="Table18.A1" office:value-type="string">
            <text:p text:style-name="P9">Related Commands</text:p>
          </table:table-cell>
          <table:table-cell table:style-name="Table18.A1" table:number-columns-spanned="4" office:value-type="string">
            <text:p text:style-name="P1">MMEMory:CATalog?</text:p>
            <text:p text:style-name="P1">MMEMory:CDIRectory</text:p>
            <text:p text:style-name="P1">MMEMory:MDIRectory</text:p>
          </table:table-cell>
          <table:covered-table-cell/>
          <table:covered-table-cell/>
          <table:covered-table-cell/>
        </table:table-row>
      </table:table>
      <text:list xml:id="list62020919" text:continue-numbering="true" text:style-name="Outline">
        <text:list-item>
          <text:list>
            <text:list-item>
              <text:list>
                <text:list-item>
                  <text:h text:style-name="Heading_20_3" text:outline-level="3"><text:bookmark text:name="mmem_stor_list"/><text:span text:style-name="T5">MMEMory:S</text:span>TORe:LIST</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Syntax</text:p>
          </table:table-cell>
          <table:table-cell table:style-name="Table14.A1" table:number-columns-spanned="4" office:value-type="string">
            <text:p text:style-name="cmd_5f_root"><text:span text:style-name="T6">MMEMory:</text:span>STORe:LIST[&lt;n&gt;] {&lt;filename&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Standard">Store LIST program of channel defined with [&lt;n&gt;] to SD card location defined by &lt;filename&gt;. Stored file type will be TRAC. Default file extension is .lis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filename&gt;</text:p>
          </table:table-cell>
          <table:table-cell table:style-name="Table14.A1" office:value-type="string">
            <text:p text:style-name="P5">Quoted string</text:p>
          </table:table-cell>
          <table:table-cell table:style-name="Table14.A1" office:value-type="string">
            <text:p text:style-name="P6">File name, either / (slash) or \ (backslash) can be used as the path separator. 1 to 255 characters</text:p>
          </table:table-cell>
          <table:table-cell table:style-name="Table14.A1" office:value-type="string">
            <text:p text:style-name="P5">–</text:p>
          </table:table-cell>
        </table:table-row>
        <table:table-row>
          <table:table-cell table:style-name="Table14.A1" office:value-type="string">
            <text:p text:style-name="P9"><text:span text:style-name="T3">Usage</text:span><text:span text:style-name="T4"> </text:span><text:span text:style-name="T3">example</text:span></text:p>
          </table:table-cell>
          <table:table-cell table:style-name="Table14.A1" table:number-columns-spanned="4" office:value-type="string">
            <text:p text:style-name="cmd_5f_code">MMEM:STOR:LIST1 <text:span text:style-name="T1">"DC/DC conv testing.</text:span><text:span text:style-name="T1">list</text:span><text:span text:style-name="T1">"</text:span></text:p>
          </table:table-cell>
          <table:covered-table-cell/>
          <table:covered-table-cell/>
          <table:covered-table-cell/>
        </table:table-row>
        <table:table-row>
          <table:table-cell table:style-name="Table14.A1" office:value-type="string">
            <text:p text:style-name="P9">Errors</text:p>
          </table:table-cell>
          <table:table-cell table:style-name="Table14.A1" table:number-columns-spanned="4" office:value-type="string">
            <text:p text:style-name="P17">-258,"Media protected<text:span text:style-name="T1">"</text:span></text:p>
          </table:table-cell>
          <table:covered-table-cell/>
          <table:covered-table-cell/>
          <table:covered-table-cell/>
        </table:table-row>
        <table:table-row>
          <table:table-cell table:style-name="Table14.A1" office:value-type="string">
            <text:p text:style-name="P9">Related Commands</text:p>
          </table:table-cell>
          <table:table-cell table:style-name="Table14.A1" table:number-columns-spanned="4" office:value-type="string">
            <text:p text:style-name="P1">MMEMory:LOAD:STATe</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379920856" text:continue-numbering="true" text:style-name="Outline">
        <text:list-item>
          <text:list>
            <text:list-item>
              <text:list>
                <text:list-item>
                  <text:h text:style-name="Heading_20_3" text:outline-level="3"><text:bookmark text:name="mmem_stor_stat"/><text:span text:style-name="T5">MMEMory:S</text:span>TORe: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text:span text:style-name="T6">MMEMory:</text:span>STORe:STATe {&lt;filename&gt;}</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Standard">This command stores the PSU state (i.e. user profile 0) to SD card location defined by &lt;filename&gt;. Stored file type will be STAT. Default file extension is .conf</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filename&gt;</text:p>
          </table:table-cell>
          <table:table-cell table:style-name="Table1.A1" office:value-type="string">
            <text:p text:style-name="P5">Quoted string</text:p>
          </table:table-cell>
          <table:table-cell table:style-name="Table1.A1" office:value-type="string">
            <text:p text:style-name="P6">File name, either / (slash) or \ <text:soft-page-break/>(backslash) can be used as the path separator. 1 to 255 characters</text:p>
          </table:table-cell>
          <table:table-cell table:style-name="Table1.A1" office:value-type="string">
            <text:p text:style-name="P5">–</text:p>
          </table:table-cell>
        </table:table-row>
        <table:table-row>
          <table:table-cell table:style-name="Table1.A1" office:value-type="string">
            <text:p text:style-name="P9"><text:span text:style-name="T3">Usage</text:span><text:span text:style-name="T4"> </text:span><text:span text:style-name="T3">example</text:span></text:p>
          </table:table-cell>
          <table:table-cell table:style-name="Table1.A1" table:number-columns-spanned="4" office:value-type="string">
            <text:p text:style-name="cmd_5f_code">MMEM:STOR:STAT <text:span text:style-name="T1">"</text:span><text:span text:style-name="T1">another config.conf</text:span><text:span text:style-name="T1">"</text:span></text:p>
          </table:table-cell>
          <table:covered-table-cell/>
          <table:covered-table-cell/>
          <table:covered-table-cell/>
        </table:table-row>
        <table:table-row>
          <table:table-cell table:style-name="Table1.A1" office:value-type="string">
            <text:p text:style-name="P9">Errors</text:p>
          </table:table-cell>
          <table:table-cell table:style-name="Table1.A1" table:number-columns-spanned="4" office:value-type="string">
            <text:p text:style-name="P17">-258,"Media protected<text:span text:style-name="T1">"</text:span></text:p>
          </table:table-cell>
          <table:covered-table-cell/>
          <table:covered-table-cell/>
          <table:covered-table-cell/>
        </table:table-row>
        <table:table-row>
          <table:table-cell table:style-name="Table1.A1" office:value-type="string">
            <text:p text:style-name="P9">Related Commands</text:p>
          </table:table-cell>
          <table:table-cell table:style-name="Table1.A1" table:number-columns-spanned="4" office:value-type="string">
            <text:p text:style-name="P1">MMEMory:LOAD:LIST[&lt;n&gt;]</text:p>
          </table:table-cell>
          <table:covered-table-cell/>
          <table:covered-table-cell/>
          <table:covered-table-cell/>
        </table:table-row>
      </table:table>
      <text:list xml:id="list1220344244" text:continue-numbering="true" text:style-name="Outline">
        <text:list-item>
          <text:list>
            <text:list-item>
              <text:list>
                <text:list-item>
                  <text:h text:style-name="P18" text:outline-level="3"><text:bookmark text:name="mmem_time"/>MMEMory:TIM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Syntax</text:p>
          </table:table-cell>
          <table:table-cell table:style-name="Table12.A1" table:number-columns-spanned="4" office:value-type="string">
            <text:p text:style-name="cmd_5f_root">MMEMory:TIME? {&lt;filename&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Standard">Returns the (hours, minute, seconds) that the specified file was last saved.</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B3" office:value-type="string">
            <text:p text:style-name="P3">Name</text:p>
          </table:table-cell>
          <table:table-cell table:style-name="Table12.B3" office:value-type="string">
            <text:p text:style-name="P3">Type</text:p>
          </table:table-cell>
          <table:table-cell table:style-name="Table12.B3" office:value-type="string">
            <text:p text:style-name="P3">Range</text:p>
          </table:table-cell>
          <table:table-cell table:style-name="Table12.B3" office:value-type="string">
            <text:p text:style-name="P3">Default</text:p>
          </table:table-cell>
        </table:table-row>
        <table:table-row>
          <table:covered-table-cell/>
          <table:table-cell table:style-name="Table12.A1" office:value-type="string">
            <text:p text:style-name="Standard">&lt;filename&gt;</text:p>
          </table:table-cell>
          <table:table-cell table:style-name="Table12.A1" office:value-type="string">
            <text:p text:style-name="P5">Quoted string</text:p>
          </table:table-cell>
          <table:table-cell table:style-name="Table12.A1" office:value-type="string">
            <text:p text:style-name="P6">File name or directory name, either / (slash) or \ (backslash) can be used as the path separator. 1 to 255 characters</text:p>
          </table:table-cell>
          <table:table-cell table:style-name="Table12.A1" office:value-type="string">
            <text:p text:style-name="P5">–</text:p>
          </table:table-cell>
        </table:table-row>
        <table:table-row>
          <table:table-cell table:style-name="Table12.A1" office:value-type="string">
            <text:p text:style-name="P9">Return</text:p>
          </table:table-cell>
          <table:table-cell table:style-name="Table12.A1" table:number-columns-spanned="4" office:value-type="string">
            <text:p text:style-name="Standard">Comma-separated numbers (NR1) of hours, minute, seconds formatted as hh, mm, ss</text:p>
          </table:table-cell>
          <table:covered-table-cell/>
          <table:covered-table-cell/>
          <table:covered-table-cell/>
        </table:table-row>
        <table:table-row>
          <table:table-cell table:style-name="Table12.A1" office:value-type="string">
            <text:p text:style-name="P9"><text:span text:style-name="T3">Usage</text:span><text:span text:style-name="T4"> </text:span><text:span text:style-name="T3">example</text:span></text:p>
          </table:table-cell>
          <table:table-cell table:style-name="Table12.A1" table:number-columns-spanned="4" office:value-type="string">
            <text:p text:style-name="P15">MMEM:TIME? <text:span text:style-name="T7">"test.002"</text:span></text:p>
            <text:p text:style-name="cmd_5f_code_20_Start">22, 10, 14</text:p>
          </table:table-cell>
          <table:covered-table-cell/>
          <table:covered-table-cell/>
          <table:covered-table-cell/>
        </table:table-row>
        <table:table-row>
          <table:table-cell table:style-name="Table12.A1" office:value-type="string">
            <text:p text:style-name="P9">Errors</text:p>
          </table:table-cell>
          <table:table-cell table:style-name="Table12.A1" table:number-columns-spanned="4" office:value-type="string">
            <text:p text:style-name="P17">-256,"File name not found<text:span text:style-name="T1">"</text:span></text:p>
          </table:table-cell>
          <table:covered-table-cell/>
          <table:covered-table-cell/>
          <table:covered-table-cell/>
        </table:table-row>
        <table:table-row>
          <table:table-cell table:style-name="Table12.A1" office:value-type="string">
            <text:p text:style-name="P9">Related Commands</text:p>
          </table:table-cell>
          <table:table-cell table:style-name="Table12.A1" table:number-columns-spanned="4" office:value-type="string">
            <text:p text:style-name="P1">MMEMory:DATE</text:p>
          </table:table-cell>
          <table:covered-table-cell/>
          <table:covered-table-cell/>
          <table:covered-table-cell/>
        </table:table-row>
      </table:table>
      <text:list xml:id="list1931075728" text:continue-numbering="true" text:style-name="Outline">
        <text:list-item>
          <text:list>
            <text:list-item>
              <text:list>
                <text:list-item>
                  <text:h text:style-name="P18" text:outline-level="3"><text:bookmark text:name="mmem_unl"/>MMEMory:UNLoc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MMEMory:UNLock {&lt;password&gt;}</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Disable write protection of SD card activated by the MMEMory:LOCK command.</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P2">&lt;password&gt;</text:p>
          </table:table-cell>
          <table:table-cell table:style-name="Table16.A1" office:value-type="string">
            <text:p text:style-name="P3">Quoted string</text:p>
          </table:table-cell>
          <table:table-cell table:style-name="Table16.A1" office:value-type="string">
            <text:p text:style-name="P5">4 to 16 characters</text:p>
          </table:table-cell>
          <table:table-cell table:style-name="Table16.A1" office:value-type="string">
            <text:p text:style-name="P5">–</text:p>
          </table:table-cell>
        </table:table-row>
        <table:table-row>
          <table:table-cell table:style-name="Table16.A1" office:value-type="string">
            <text:p text:style-name="P9"><text:span text:style-name="T3">Usage</text:span><text:span text:style-name="T4"> </text:span><text:span text:style-name="T3">example</text:span></text:p>
          </table:table-cell>
          <table:table-cell table:style-name="Table16.A1" table:number-columns-spanned="4" office:value-type="string">
            <text:p text:style-name="P15">MMEM:LOCK?</text:p>
            <text:p text:style-name="cmd_5f_code_5f_single">1</text:p>
            <text:p text:style-name="P15">MMEM:UNL <text:span text:style-name="T7">"</text:span>test123<text:span text:style-name="T7">"</text:span></text:p>
            <text:p text:style-name="P16">MMEM:LOCK?</text:p>
            <text:p text:style-name="cmd_5f_code_20_Start">0</text:p>
          </table:table-cell>
          <table:covered-table-cell/>
          <table:covered-table-cell/>
          <table:covered-table-cell/>
        </table:table-row>
        <table:table-row>
          <table:table-cell table:style-name="Table16.A1" office:value-type="string">
            <text:p text:style-name="P9">Errors</text:p>
          </table:table-cell>
          <table:table-cell table:style-name="Table16.A1" table:number-columns-spanned="4" office:value-type="string">
            <text:p text:style-name="P17"><text:span text:style-name="T1">1</text:span><text:span text:style-name="T1">2</text:span><text:span text:style-name="T1">2,"Invalid </text:span><text:span text:style-name="T1">sys</text:span><text:span text:style-name="T1"> password"</text:span></text:p>
          </table:table-cell>
          <table:covered-table-cell/>
          <table:covered-table-cell/>
          <table:covered-table-cell/>
        </table:table-row>
        <table:table-row>
          <table:table-cell table:style-name="Table16.A1" office:value-type="string">
            <text:p text:style-name="P9">Related Commands</text:p>
          </table:table-cell>
          <table:table-cell table:style-name="Table16.A1" table:number-columns-spanned="4" office:value-type="string">
            <text:p text:style-name="P1">MMEMory:LOCK</text:p>
            <text:p text:style-name="P1">SYSTem:PASSword:NEW</text:p>
          </table:table-cell>
          <table:covered-table-cell/>
          <table:covered-table-cell/>
          <table:covered-table-cell/>
        </table:table-row>
      </table:table>
      <text:list xml:id="list2138692253" text:continue-numbering="true" text:style-name="Outline">
        <text:list-item>
          <text:list>
            <text:list-item>
              <text:list>
                <text:list-item>
                  <text:h text:style-name="P18" text:outline-level="3"><text:bookmark text:name="mmem_upl"/>MMEMory:UPLoad</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1">Syntax</text:p>
          </table:table-cell>
          <table:table-cell table:style-name="Table17.A1" table:number-columns-spanned="4" office:value-type="string">
            <text:p text:style-name="cmd_5f_root">MMEMory:UPLoad? {&lt;filename&gt;}</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
            <text:p text:style-name="Standard"/>
            <text:p text:style-name="note">While transfer is in progress all channels will be turned off similar to standby mode.</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P2">&lt;password&gt;</text:p>
          </table:table-cell>
          <table:table-cell table:style-name="Table17.A1" office:value-type="string">
            <text:p text:style-name="P3">Quoted string</text:p>
          </table:table-cell>
          <table:table-cell table:style-name="Table17.A1" office:value-type="string">
            <text:p text:style-name="P6">File name, either / (slash) or \ (backslash) can be used as the path separator. 1 to 255 characters</text:p>
          </table:table-cell>
          <table:table-cell table:style-name="Table17.A1" office:value-type="string">
            <text:p text:style-name="P5">–</text:p>
          </table:table-cell>
        </table:table-row>
        <text:soft-page-break/>
        <table:table-row>
          <table:table-cell table:style-name="Table17.A1" office:value-type="string">
            <text:p text:style-name="P9">Return</text:p>
          </table:table-cell>
          <table:table-cell table:style-name="Table17.A1" table:number-columns-spanned="4" office:value-type="string">
            <text:p text:style-name="Standard"/>
          </table:table-cell>
          <table:covered-table-cell/>
          <table:covered-table-cell/>
          <table:covered-table-cell/>
        </table:table-row>
        <table:table-row>
          <table:table-cell table:style-name="Table17.A1" office:value-type="string">
            <text:p text:style-name="P9"><text:span text:style-name="T3">Usage</text:span><text:span text:style-name="T4"> </text:span><text:span text:style-name="T3">example</text:span></text:p>
          </table:table-cell>
          <table:table-cell table:style-name="Table17.A1" table:number-columns-spanned="4" office:value-type="string">
            <text:p text:style-name="P15"/>
          </table:table-cell>
          <table:covered-table-cell/>
          <table:covered-table-cell/>
          <table:covered-table-cell/>
        </table:table-row>
        <table:table-row>
          <table:table-cell table:style-name="Table17.A1" office:value-type="string">
            <text:p text:style-name="P9">Errors</text:p>
          </table:table-cell>
          <table:table-cell table:style-name="Table17.A1" table:number-columns-spanned="4" office:value-type="string">
            <text:p text:style-name="P16"/>
          </table:table-cell>
          <table:covered-table-cell/>
          <table:covered-table-cell/>
          <table:covered-table-cell/>
        </table:table-row>
        <table:table-row>
          <table:table-cell table:style-name="Table17.A1" office:value-type="string">
            <text:p text:style-name="P9">Related Commands</text:p>
          </table:table-cell>
          <table:table-cell table:style-name="Table17.A1" table:number-columns-spanned="4" office:value-type="string">
            <text:p text:style-name="P1"/>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List_20_2" style:display-name="List 2" style:family="paragraph" style:parent-style-name="List" style:class="list">
      <style:paragraph-properties loext:contextual-spacing="false" fo:margin-left="12.7mm" fo:margin-right="0mm" fo:margin-top="0mm" fo:margin-bottom="2.12mm" fo:text-indent="-6.35mm" style:auto-text-indent="false"/>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MMEMory</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0.MMEMory</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0. MMEMory</dc:title>
    <meta:document-statistic meta:table-count="20" meta:image-count="0" meta:object-count="0" meta:page-count="9" meta:paragraph-count="544" meta:word-count="1970" meta:character-count="13786"/>
    <meta:user-defined meta:name="WebPublish_HTML_Profile">EEZ (HTML)</meta:user-defined>
    <meta:user-defined meta:name="WebPublish_Post_AdditionalCategories">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